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1" calcext:value-type="float">
            <text:p>611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-ACOS((-[.E3]+[.C3])/SQRT(([.E3]-[.C3])*([.E3]-[.C3])+([.D3]-[.B3])*([.D3]-[.B3])))" office:value-type="float" office:value="-0.0528607622425139" calcext:value-type="float">
            <text:p>-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-7.94853035261483" calcext:value-type="float">
            <text:p>-7.948530352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]-[.C4])/SQRT(([.E4]-[.C4])*([.E4]-[.C4])+([.D4]-[.B4])*([.D4]-[.B4])))-PI()" office:value-type="float" office:value="-0.0525830616109406" calcext:value-type="float">
            <text:p>-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-28.1791183185934" calcext:value-type="float">
            <text:p>-28.179118318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ACOS(([.E5]-[.C5])/SQRT(([.E5]-[.C5])*([.E5]-[.C5])+([.D5]-[.B5])*([.D5]-[.B5])))-PI()" office:value-type="float" office:value="-0.0523082608484184" calcext:value-type="float">
            <text:p>-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-7.40990871405218" calcext:value-type="float">
            <text:p>-7.4099087141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614" calcext:value-type="float">
            <text:p>614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6]-[.C6])/SQRT(([.E6]-[.C6])*([.E6]-[.C6])+([.D6]-[.B6])*([.D6]-[.B6])))-PI()" office:value-type="float" office:value="-0.019045315982019" calcext:value-type="float">
            <text:p>-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2.16690847539777" calcext:value-type="float">
            <text:p>2.166908475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613" calcext:value-type="float">
            <text:p>613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ACOS(([.E7]-[.C7])/SQRT(([.E7]-[.C7])*([.E7]-[.C7])+([.D7]-[.B7])*([.D7]-[.B7])))-PI()" office:value-type="float" office:value="-0.0425275346197842" calcext:value-type="float">
            <text:p>-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-7.97603016373696" calcext:value-type="float">
            <text:p>-7.976030163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8]-[.C8])/SQRT(([.E8]-[.C8])*([.E8]-[.C8])+([.D8]-[.B8])*([.D8]-[.B8])))-PI()" office:value-type="float" office:value="-0.0319040644850248" calcext:value-type="float">
            <text:p>-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9]-[.C9])/SQRT(([.E9]-[.C9])*([.E9]-[.C9])+([.D9]-[.B9])*([.D9]-[.B9])))-PI()" office:value-type="float" office:value="-0.0420804074418886" calcext:value-type="float">
            <text:p>-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0" calcext:value-type="float">
            <text:p>610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0]-[.C10])/SQRT(([.E10]-[.C10])*([.E10]-[.C10])+([.D10]-[.B10])*([.D10]-[.B10])))-PI()" office:value-type="float" office:value="-0.0644268394255532" calcext:value-type="float">
            <text:p>-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-12.0067594598575" calcext:value-type="float">
            <text:p>-12.0067594599</text:p>
          </table:table-cell>
        </table:table-row>
        <table:table-row table:style-name="ro1">
          <table:covered-table-cell/>
          <table:table-cell office:value-type="float" office:value="607" calcext:value-type="float">
            <text:p>607</text:p>
          </table:table-cell>
          <table:table-cell office:value-type="float" office:value="37" calcext:value-type="float">
            <text:p>37</text:p>
          </table:table-cell>
          <table:table-cell office:value-type="float" office:value="609" calcext:value-type="float">
            <text:p>609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11]-[.C11])/SQRT(([.E11]-[.C11])*([.E11]-[.C11])+([.D11]-[.B11])*([.D11]-[.B11])))-PI()" office:value-type="float" office:value="-0.0208303200362172" calcext:value-type="float">
            <text:p>-0.02083032</text:p>
          </table:table-cell>
          <table:table-cell table:formula="of:=([.B11]+[.D11])/2-70*COS([.G11])" office:value-type="float" office:value="538.015186029032" calcext:value-type="float">
            <text:p>538.015186029</text:p>
          </table:table-cell>
          <table:table-cell table:formula="of:=([.C11]+[.E11])/2+70*SIN([.G11])" office:value-type="float" office:value="-12.4580169577285" calcext:value-type="float">
            <text:p>-12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2]-[.C12])/SQRT(([.E12]-[.C12])*([.E12]-[.C12])+([.D12]-[.B12])*([.D12]-[.B12])))-PI()" office:value-type="float" office:value="-0.0525830616109406" calcext:value-type="float">
            <text:p>-0.0525830616</text:p>
          </table:table-cell>
          <table:table-cell table:formula="of:=([.B12]+[.D12])/2-70*COS([.G12])" office:value-type="float" office:value="543.596751946724" calcext:value-type="float">
            <text:p>543.5967519467</text:p>
          </table:table-cell>
          <table:table-cell table:formula="of:=([.C12]+[.E12])/2+70*SIN([.G12])" office:value-type="float" office:value="-5.17911831859338" calcext:value-type="float">
            <text:p>-5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2" calcext:value-type="float">
            <text:p>6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ACOS(([.E13]-[.C13])/SQRT(([.E13]-[.C13])*([.E13]-[.C13])+([.D13]-[.B13])*([.D13]-[.B13])))-PI()" office:value-type="float" office:value="-0.0420804074418886" calcext:value-type="float">
            <text:p>-0.0420804074</text:p>
          </table:table-cell>
          <table:table-cell table:formula="of:=([.B13]+[.D13])/2-70*COS([.G13])" office:value-type="float" office:value="544.061967479226" calcext:value-type="float">
            <text:p>544.0619674792</text:p>
          </table:table-cell>
          <table:table-cell table:formula="of:=([.C13]+[.E13])/2+70*SIN([.G13])" office:value-type="float" office:value="-11.4447592640325" calcext:value-type="float">
            <text:p>-1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ACOS(([.E14]-[.C14])/SQRT(([.E14]-[.C14])*([.E14]-[.C14])+([.D14]-[.B14])*([.D14]-[.B14])))-PI()" office:value-type="float" office:value="-0.0416425790985868" calcext:value-type="float">
            <text:p>-0.0416425791</text:p>
          </table:table-cell>
          <table:table-cell table:formula="of:=([.B14]+[.D14])/2-70*COS([.G14])" office:value-type="float" office:value="544.060684883535" calcext:value-type="float">
            <text:p>544.0606848835</text:p>
          </table:table-cell>
          <table:table-cell table:formula="of:=([.C14]+[.E14])/2+70*SIN([.G14])" office:value-type="float" office:value="-4.91413812985258" calcext:value-type="float">
            <text:p>-4.914138129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15]-[.C15])/SQRT(([.E15]-[.C15])*([.E15]-[.C15])+([.D15]-[.B15])*([.D15]-[.B15])))-PI()" office:value-type="float" office:value="-0.0630741178969108" calcext:value-type="float">
            <text:p>-0.0630741179</text:p>
          </table:table-cell>
          <table:table-cell table:formula="of:=([.B15]+[.D15])/2-70*COS([.G15])" office:value-type="float" office:value="546.139195895582" calcext:value-type="float">
            <text:p>546.1391958956</text:p>
          </table:table-cell>
          <table:table-cell table:formula="of:=([.C15]+[.E15])/2+70*SIN([.G15])" office:value-type="float" office:value="-25.9122613118579" calcext:value-type="float">
            <text:p>-25.912261311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41" calcext:value-type="float">
            <text:p>41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6]-[.C16])/SQRT(([.E16]-[.C16])*([.E16]-[.C16])+([.D16]-[.B16])*([.D16]-[.B16])))-PI()" office:value-type="float" office:value="-0.0525830616109406" calcext:value-type="float">
            <text:p>-0.0525830616</text:p>
          </table:table-cell>
          <table:table-cell table:formula="of:=([.B16]+[.D16])/2-70*COS([.G16])" office:value-type="float" office:value="546.596751946724" calcext:value-type="float">
            <text:p>546.5967519467</text:p>
          </table:table-cell>
          <table:table-cell table:formula="of:=([.C16]+[.E16])/2+70*SIN([.G16])" office:value-type="float" office:value="-10.1791183185934" calcext:value-type="float">
            <text:p>-10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7]-[.C17])/SQRT(([.E17]-[.C17])*([.E17]-[.C17])+([.D17]-[.B17])*([.D17]-[.B17])))-PI()" office:value-type="float" office:value="-0.0319040644850248" calcext:value-type="float">
            <text:p>-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-4.2329056679308" calcext:value-type="float">
            <text:p>-4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18]-[.C18])/SQRT(([.E18]-[.C18])*([.E18]-[.C18])+([.D18]-[.B18])*([.D18]-[.B18])))-PI()" office:value-type="float" office:value="-0.0319040644850248" calcext:value-type="float">
            <text:p>-0.0319040645</text:p>
          </table:table-cell>
          <table:table-cell table:formula="of:=([.B18]+[.D18])/2-70*COS([.G18])" office:value-type="float" office:value="544.53562240484" calcext:value-type="float">
            <text:p>544.5356224048</text:p>
          </table:table-cell>
          <table:table-cell table:formula="of:=([.C18]+[.E18])/2+70*SIN([.G1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19]-[.C19])/SQRT(([.E19]-[.C19])*([.E19]-[.C19])+([.D19]-[.B19])*([.D19]-[.B19])))-PI()" office:value-type="float" office:value="-0.0420804074418886" calcext:value-type="float">
            <text:p>-0.0420804074</text:p>
          </table:table-cell>
          <table:table-cell table:formula="of:=([.B19]+[.D19])/2-70*COS([.G19])" office:value-type="float" office:value="544.061967479226" calcext:value-type="float">
            <text:p>544.0619674792</text:p>
          </table:table-cell>
          <table:table-cell table:formula="of:=([.C19]+[.E19])/2+70*SIN([.G1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20]-[.C20])/SQRT(([.E20]-[.C20])*([.E20]-[.C20])+([.D20]-[.B20])*([.D20]-[.B20])))-PI()" office:value-type="float" office:value="-0.0630741178969108" calcext:value-type="float">
            <text:p>-0.0630741179</text:p>
          </table:table-cell>
          <table:table-cell table:formula="of:=([.B20]+[.D20])/2-70*COS([.G20])" office:value-type="float" office:value="546.139195895582" calcext:value-type="float">
            <text:p>546.1391958956</text:p>
          </table:table-cell>
          <table:table-cell table:formula="of:=([.C20]+[.E20])/2+70*SIN([.G20])" office:value-type="float" office:value="-16.9122613118579" calcext:value-type="float">
            <text:p>-16.912261311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21]-[.C21])/SQRT(([.E21]-[.C21])*([.E21]-[.C21])+([.D21]-[.B21])*([.D21]-[.B21])))-PI()" office:value-type="float" office:value="-0.0849017934497218" calcext:value-type="float">
            <text:p>-0.0849017934</text:p>
          </table:table-cell>
          <table:table-cell table:formula="of:=([.B21]+[.D21])/2-70*COS([.G21])" office:value-type="float" office:value="544.252139495582" calcext:value-type="float">
            <text:p>544.2521394956</text:p>
          </table:table-cell>
          <table:table-cell table:formula="of:=([.C21]+[.E21])/2+70*SIN([.G21])" office:value-type="float" office:value="-20.9359881280356" calcext:value-type="float">
            <text:p>-20.93598812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ACOS(([.E22]-[.C22])/SQRT(([.E22]-[.C22])*([.E22]-[.C22])+([.D22]-[.B22])*([.D22]-[.B22])))-PI()" office:value-type="float" office:value="-0.0420804074418886" calcext:value-type="float">
            <text:p>-0.0420804074</text:p>
          </table:table-cell>
          <table:table-cell table:formula="of:=([.B22]+[.D22])/2-70*COS([.G22])" office:value-type="float" office:value="544.061967479226" calcext:value-type="float">
            <text:p>544.0619674792</text:p>
          </table:table-cell>
          <table:table-cell table:formula="of:=([.C22]+[.E22])/2+70*SIN([.G22])" office:value-type="float" office:value="-3.44475926403246" calcext:value-type="float">
            <text:p>-3.444759264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3]-[.C23])/SQRT(([.E23]-[.C23])*([.E23]-[.C23])+([.D23]-[.B23])*([.D23]-[.B23])))-PI()" office:value-type="float" office:value="-0.020615635625604" calcext:value-type="float">
            <text:p>-0.0206156356</text:p>
          </table:table-cell>
          <table:table-cell table:formula="of:=([.B23]+[.D23])/2-70*COS([.G23])" office:value-type="float" office:value="545.014874628302" calcext:value-type="float">
            <text:p>545.0148746283</text:p>
          </table:table-cell>
          <table:table-cell table:formula="of:=([.C23]+[.E23])/2+70*SIN([.G23])" office:value-type="float" office:value="-6.94299227570512" calcext:value-type="float">
            <text:p>-6.9429922757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24]-[.C24])/SQRT(([.E24]-[.C24])*([.E24]-[.C24])+([.D24]-[.B24])*([.D24]-[.B24])))-PI()" office:value-type="float" office:value="-0.0416425790985868" calcext:value-type="float">
            <text:p>-0.0416425791</text:p>
          </table:table-cell>
          <table:table-cell table:formula="of:=([.B24]+[.D24])/2-70*COS([.G24])" office:value-type="float" office:value="545.060684883535" calcext:value-type="float">
            <text:p>545.0606848835</text:p>
          </table:table-cell>
          <table:table-cell table:formula="of:=([.C24]+[.E24])/2+70*SIN([.G24])" office:value-type="float" office:value="-13.9141381298526" calcext:value-type="float">
            <text:p>-13.9141381299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42" calcext:value-type="float">
            <text:p>42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5]-[.C25])/SQRT(([.E25]-[.C25])*([.E25]-[.C25])+([.D25]-[.B25])*([.D25]-[.B25])))-PI()" office:value-type="float" office:value="-0.0208303200362172" calcext:value-type="float">
            <text:p>-0.02083032</text:p>
          </table:table-cell>
          <table:table-cell table:formula="of:=([.B25]+[.D25])/2-70*COS([.G25])" office:value-type="float" office:value="545.015186029032" calcext:value-type="float">
            <text:p>545.015186029</text:p>
          </table:table-cell>
          <table:table-cell table:formula="of:=([.C25]+[.E25])/2+70*SIN([.G25])" office:value-type="float" office:value="-7.45801695772851" calcext:value-type="float">
            <text:p>-7.458016957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6]-[.C26])/SQRT(([.E26]-[.C26])*([.E26]-[.C26])+([.D26]-[.B26])*([.D26]-[.B26])))-PI()" office:value-type="float" office:value="-0.0416425790985868" calcext:value-type="float">
            <text:p>-0.0416425791</text:p>
          </table:table-cell>
          <table:table-cell table:formula="of:=([.B26]+[.D26])/2-70*COS([.G26])" office:value-type="float" office:value="546.060684883535" calcext:value-type="float">
            <text:p>546.0606848835</text:p>
          </table:table-cell>
          <table:table-cell table:formula="of:=([.C26]+[.E26])/2+70*SIN([.G26])" office:value-type="float" office:value="-23.9141381298526" calcext:value-type="float">
            <text:p>-23.9141381299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7]-[.C27])/SQRT(([.E27]-[.C27])*([.E27]-[.C27])+([.D27]-[.B27])*([.D27]-[.B27])))-PI()" office:value-type="float" office:value="-0.0416425790985868" calcext:value-type="float">
            <text:p>-0.0416425791</text:p>
          </table:table-cell>
          <table:table-cell table:formula="of:=([.B27]+[.D27])/2-70*COS([.G27])" office:value-type="float" office:value="546.060684883535" calcext:value-type="float">
            <text:p>546.0606848835</text:p>
          </table:table-cell>
          <table:table-cell table:formula="of:=([.C27]+[.E27])/2+70*SIN([.G27])" office:value-type="float" office:value="-23.9141381298526" calcext:value-type="float">
            <text:p>-23.9141381299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ACOS(([.E28]-[.C28])/SQRT(([.E28]-[.C28])*([.E28]-[.C28])+([.D28]-[.B28])*([.D28]-[.B28])))-PI()" office:value-type="float" office:value="-0.0208303200362172" calcext:value-type="float">
            <text:p>-0.02083032</text:p>
          </table:table-cell>
          <table:table-cell table:formula="of:=([.B28]+[.D28])/2-70*COS([.G28])" office:value-type="float" office:value="546.015186029032" calcext:value-type="float">
            <text:p>546.015186029</text:p>
          </table:table-cell>
          <table:table-cell table:formula="of:=([.C28]+[.E28])/2+70*SIN([.G28])" office:value-type="float" office:value="-8.45801695772851" calcext:value-type="float">
            <text:p>-8.4580169577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float" office:value="613" calcext:value-type="float">
            <text:p>613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ACOS(([.E29]-[.C29])/SQRT(([.E29]-[.C29])*([.E29]-[.C29])+([.D29]-[.B29])*([.D29]-[.B29])))-PI()" office:value-type="float" office:value="-0.030917979563045" calcext:value-type="float">
            <text:p>-0.0309179796</text:p>
          </table:table-cell>
          <table:table-cell table:formula="of:=([.B29]+[.D29])/2-70*COS([.G29])" office:value-type="float" office:value="544.533454585985" calcext:value-type="float">
            <text:p>544.533454586</text:p>
          </table:table-cell>
          <table:table-cell table:formula="of:=([.C29]+[.E29])/2+70*SIN([.G29])" office:value-type="float" office:value="-18.6639137756913" calcext:value-type="float">
            <text:p>-18.6639137757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615" calcext:value-type="float">
            <text:p>615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ACOS(([.E30]-[.C30])/SQRT(([.E30]-[.C30])*([.E30]-[.C30])+([.D30]-[.B30])*([.D30]-[.B30])))-PI()" office:value-type="float" office:value="-0.0416425790985868" calcext:value-type="float">
            <text:p>-0.0416425791</text:p>
          </table:table-cell>
          <table:table-cell table:formula="of:=([.B30]+[.D30])/2-70*COS([.G30])" office:value-type="float" office:value="547.060684883535" calcext:value-type="float">
            <text:p>547.0606848835</text:p>
          </table:table-cell>
          <table:table-cell table:formula="of:=([.C30]+[.E30])/2+70*SIN([.G30])" office:value-type="float" office:value="-18.9141381298526" calcext:value-type="float">
            <text:p>-18.9141381299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float" office:value="612" calcext:value-type="float">
            <text:p>612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ACOS(([.E31]-[.C31])/SQRT(([.E31]-[.C31])*([.E31]-[.C31])+([.D31]-[.B31])*([.D31]-[.B31])))-PI()" office:value-type="float" office:value="-0.0416425790985868" calcext:value-type="float">
            <text:p>-0.0416425791</text:p>
          </table:table-cell>
          <table:table-cell table:formula="of:=([.B31]+[.D31])/2-70*COS([.G31])" office:value-type="float" office:value="544.060684883535" calcext:value-type="float">
            <text:p>544.0606848835</text:p>
          </table:table-cell>
          <table:table-cell table:formula="of:=([.C31]+[.E31])/2+70*SIN([.G31])" office:value-type="float" office:value="-22.9141381298526" calcext:value-type="float">
            <text:p>-22.9141381299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5" calcext:value-type="float">
            <text:p>615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ACOS(([.E32]-[.C32])/SQRT(([.E32]-[.C32])*([.E32]-[.C32])+([.D32]-[.B32])*([.D32]-[.B32])))-PI()" office:value-type="float" office:value="-0.020615635625604" calcext:value-type="float">
            <text:p>-0.0206156356</text:p>
          </table:table-cell>
          <table:table-cell table:formula="of:=([.B32]+[.D32])/2-70*COS([.G32])" office:value-type="float" office:value="546.014874628302" calcext:value-type="float">
            <text:p>546.0148746283</text:p>
          </table:table-cell>
          <table:table-cell table:formula="of:=([.C32]+[.E32])/2+70*SIN([.G32])" office:value-type="float" office:value="-5.94299227570512" calcext:value-type="float">
            <text:p>-5.942992275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614" calcext:value-type="float">
            <text:p>614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ACOS(([.E33]-[.C33])/SQRT(([.E33]-[.C33])*([.E33]-[.C33])+([.D33]-[.B33])*([.D33]-[.B33])))-PI()" office:value-type="float" office:value="-0.0412137626583218" calcext:value-type="float">
            <text:p>-0.0412137627</text:p>
          </table:table-cell>
          <table:table-cell table:formula="of:=([.B33]+[.D33])/2-70*COS([.G33])" office:value-type="float" office:value="546.059441683579" calcext:value-type="float">
            <text:p>546.0594416836</text:p>
          </table:table-cell>
          <table:table-cell table:formula="of:=([.C33]+[.E33])/2+70*SIN([.G33])" office:value-type="float" office:value="-27.3841467346979" calcext:value-type="float">
            <text:p>-27.3841467347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34]-[.C34])/SQRT(([.E34]-[.C34])*([.E34]-[.C34])+([.D34]-[.B34])*([.D34]-[.B34])))-PI()" office:value-type="float" office:value="-0.039195601927057" calcext:value-type="float">
            <text:p>-0.0391956019</text:p>
          </table:table-cell>
          <table:table-cell table:formula="of:=([.B34]+[.D34])/2-70*COS([.G34])" office:value-type="float" office:value="545.053763448792" calcext:value-type="float">
            <text:p>545.0537634488</text:p>
          </table:table-cell>
          <table:table-cell table:formula="of:=([.C34]+[.E34])/2+70*SIN([.G34])" office:value-type="float" office:value="-10.742989668675" calcext:value-type="float">
            <text:p>-10.742989668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613" calcext:value-type="float">
            <text:p>613</text:p>
          </table:table-cell>
          <table:table-cell office:value-type="float" office:value="-77" calcext:value-type="float">
            <text:p>-77</text:p>
          </table:table-cell>
          <table:table-cell/>
          <table:table-cell table:formula="of:=ACOS(([.E35]-[.C35])/SQRT(([.E35]-[.C35])*([.E35]-[.C35])+([.D35]-[.B35])*([.D35]-[.B35])))-PI()" office:value-type="float" office:value="-0.0515008109512256" calcext:value-type="float">
            <text:p>-0.051500811</text:p>
          </table:table-cell>
          <table:table-cell table:formula="of:=([.B35]+[.D35])/2-70*COS([.G35])" office:value-type="float" office:value="545.592811156936" calcext:value-type="float">
            <text:p>545.5928111569</text:p>
          </table:table-cell>
          <table:table-cell table:formula="of:=([.C35]+[.E35])/2+70*SIN([.G35])" office:value-type="float" office:value="-32.103463342426" calcext:value-type="float">
            <text:p>-32.1034633424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6]-[.C36])/SQRT(([.E36]-[.C36])*([.E36]-[.C36])+([.D36]-[.B36])*([.D36]-[.B36])))-PI()" office:value-type="float" office:value="-0.0515008109512256" calcext:value-type="float">
            <text:p>-0.051500811</text:p>
          </table:table-cell>
          <table:table-cell table:formula="of:=([.B36]+[.D36])/2-70*COS([.G36])" office:value-type="float" office:value="545.592811156936" calcext:value-type="float">
            <text:p>545.5928111569</text:p>
          </table:table-cell>
          <table:table-cell table:formula="of:=([.C36]+[.E36])/2+70*SIN([.G36])" office:value-type="float" office:value="-24.103463342426" calcext:value-type="float">
            <text:p>-24.1034633424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7]-[.C37])/SQRT(([.E37]-[.C37])*([.E37]-[.C37])+([.D37]-[.B37])*([.D37]-[.B37])))-PI()" office:value-type="float" office:value="-0.030917979563045" calcext:value-type="float">
            <text:p>-0.0309179796</text:p>
          </table:table-cell>
          <table:table-cell table:formula="of:=([.B37]+[.D37])/2-70*COS([.G37])" office:value-type="float" office:value="545.533454585985" calcext:value-type="float">
            <text:p>545.533454586</text:p>
          </table:table-cell>
          <table:table-cell table:formula="of:=([.C37]+[.E37])/2+70*SIN([.G37])" office:value-type="float" office:value="-22.6639137756913" calcext:value-type="float">
            <text:p>-22.6639137757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ACOS(([.E38]-[.C38])/SQRT(([.E38]-[.C38])*([.E38]-[.C38])+([.D38]-[.B38])*([.D38]-[.B38])))-PI()" office:value-type="float" office:value="-0.0515008109512256" calcext:value-type="float">
            <text:p>-0.051500811</text:p>
          </table:table-cell>
          <table:table-cell table:formula="of:=([.B38]+[.D38])/2-70*COS([.G38])" office:value-type="float" office:value="544.592811156936" calcext:value-type="float">
            <text:p>544.5928111569</text:p>
          </table:table-cell>
          <table:table-cell table:formula="of:=([.C38]+[.E38])/2+70*SIN([.G38])" office:value-type="float" office:value="-33.103463342426" calcext:value-type="float">
            <text:p>-33.1034633424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37" calcext:value-type="float">
            <text:p>37</text:p>
          </table:table-cell>
          <table:table-cell office:value-type="float" office:value="616" calcext:value-type="float">
            <text:p>616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39]-[.C39])/SQRT(([.E39]-[.C39])*([.E39]-[.C39])+([.D39]-[.B39])*([.D39]-[.B39])))-PI()" office:value-type="float" office:value="-0.020615635625604" calcext:value-type="float">
            <text:p>-0.0206156356</text:p>
          </table:table-cell>
          <table:table-cell table:formula="of:=([.B39]+[.D39])/2-70*COS([.G39])" office:value-type="float" office:value="547.014874628302" calcext:value-type="float">
            <text:p>547.0148746283</text:p>
          </table:table-cell>
          <table:table-cell table:formula="of:=([.C39]+[.E39])/2+70*SIN([.G39])" office:value-type="float" office:value="-12.9429922757051" calcext:value-type="float">
            <text:p>-12.942992275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614" calcext:value-type="float">
            <text:p>614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0]-[.C40])/SQRT(([.E40]-[.C40])*([.E40]-[.C40])+([.D40]-[.B40])*([.D40]-[.B40])))-PI()" office:value-type="float" office:value="-0.0412137626583218" calcext:value-type="float">
            <text:p>-0.0412137627</text:p>
          </table:table-cell>
          <table:table-cell table:formula="of:=([.B40]+[.D40])/2-70*COS([.G40])" office:value-type="float" office:value="546.059441683579" calcext:value-type="float">
            <text:p>546.0594416836</text:p>
          </table:table-cell>
          <table:table-cell table:formula="of:=([.C40]+[.E40])/2+70*SIN([.G40])" office:value-type="float" office:value="-26.3841467346979" calcext:value-type="float">
            <text:p>-26.384146734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41]-[.C41])/SQRT(([.E41]-[.C41])*([.E41]-[.C41])+([.D41]-[.B41])*([.D41]-[.B41])))-PI()" office:value-type="float" office:value="-0.030917979563045" calcext:value-type="float">
            <text:p>-0.0309179796</text:p>
          </table:table-cell>
          <table:table-cell table:formula="of:=([.B41]+[.D41])/2-70*COS([.G41])" office:value-type="float" office:value="546.533454585985" calcext:value-type="float">
            <text:p>546.533454586</text:p>
          </table:table-cell>
          <table:table-cell table:formula="of:=([.C41]+[.E41])/2+70*SIN([.G41])" office:value-type="float" office:value="-15.6639137756913" calcext:value-type="float">
            <text:p>-15.663913775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float" office:value="615" calcext:value-type="float">
            <text:p>615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42]-[.C42])/SQRT(([.E42]-[.C42])*([.E42]-[.C42])+([.D42]-[.B42])*([.D42]-[.B42])))-PI()" office:value-type="float" office:value="-0.030917979563045" calcext:value-type="float">
            <text:p>-0.0309179796</text:p>
          </table:table-cell>
          <table:table-cell table:formula="of:=([.B42]+[.D42])/2-70*COS([.G42])" office:value-type="float" office:value="546.533454585985" calcext:value-type="float">
            <text:p>546.533454586</text:p>
          </table:table-cell>
          <table:table-cell table:formula="of:=([.C42]+[.E42])/2+70*SIN([.G42])" office:value-type="float" office:value="-7.66391377569134" calcext:value-type="float">
            <text:p>-7.66391377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PI()-ACOS(([.E44]-[.C44])/SQRT(([.E44]-[.C44])*([.E44]-[.C44])+([.D44]-[.B44])*([.D44]-[.B44])))" office:value-type="float" office:value="0.52183427981441" calcext:value-type="float">
            <text:p>0.5218342798</text:p>
          </table:table-cell>
          <table:table-cell table:formula="of:=([.B44]+[.D44])/2-70*COS([.G44])" office:value-type="float" office:value="511.316558785973" calcext:value-type="float">
            <text:p>511.316558786</text:p>
          </table:table-cell>
          <table:table-cell table:formula="of:=([.C44]+[.E44])/2+70*SIN([.G44])" office:value-type="float" office:value="239.892978698066" calcext:value-type="float">
            <text:p>239.8929786981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PI()-ACOS(([.E45]-[.C45])/SQRT(([.E45]-[.C45])*([.E45]-[.C45])+([.D45]-[.B45])*([.D45]-[.B45])))" office:value-type="float" office:value="0.382486572543933" calcext:value-type="float">
            <text:p>0.3824865725</text:p>
          </table:table-cell>
          <table:table-cell table:formula="of:=([.B45]+[.D45])/2-70*COS([.G45])" office:value-type="float" office:value="504.558238857943" calcext:value-type="float">
            <text:p>504.5582388579</text:p>
          </table:table-cell>
          <table:table-cell table:formula="of:=([.C45]+[.E45])/2+70*SIN([.G45])" office:value-type="float" office:value="217.625995861747" calcext:value-type="float">
            <text:p>217.625995861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PI()-ACOS(([.E46]-[.C46])/SQRT(([.E46]-[.C46])*([.E46]-[.C46])+([.D46]-[.B46])*([.D46]-[.B46])))" office:value-type="float" office:value="0.52576853398919" calcext:value-type="float">
            <text:p>0.525768534</text:p>
          </table:table-cell>
          <table:table-cell table:formula="of:=([.B46]+[.D46])/2-70*COS([.G46])" office:value-type="float" office:value="510.954305918292" calcext:value-type="float">
            <text:p>510.9543059183</text:p>
          </table:table-cell>
          <table:table-cell table:formula="of:=([.C46]+[.E46])/2+70*SIN([.G46])" office:value-type="float" office:value="245.631452121485" calcext:value-type="float">
            <text:p>245.631452121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47]-[.C47])/SQRT(([.E47]-[.C47])*([.E47]-[.C47])+([.D47]-[.B47])*([.D47]-[.B47])))" office:value-type="float" office:value="0.496810801503371" calcext:value-type="float">
            <text:p>0.4968108015</text:p>
          </table:table-cell>
          <table:table-cell table:formula="of:=([.B47]+[.D47])/2-70*COS([.G47])" office:value-type="float" office:value="512.962504430184" calcext:value-type="float">
            <text:p>512.9625044302</text:p>
          </table:table-cell>
          <table:table-cell table:formula="of:=([.C47]+[.E47])/2+70*SIN([.G47])" office:value-type="float" office:value="226.86370241737" calcext:value-type="float">
            <text:p>226.863702417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48]-[.C48])/SQRT(([.E48]-[.C48])*([.E48]-[.C48])+([.D48]-[.B48])*([.D48]-[.B48])))" office:value-type="float" office:value="0.52576853398919" calcext:value-type="float">
            <text:p>0.525768534</text:p>
          </table:table-cell>
          <table:table-cell table:formula="of:=([.B48]+[.D48])/2-70*COS([.G48])" office:value-type="float" office:value="512.954305918292" calcext:value-type="float">
            <text:p>512.9543059183</text:p>
          </table:table-cell>
          <table:table-cell table:formula="of:=([.C48]+[.E48])/2+70*SIN([.G48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PI()-ACOS(([.E49]-[.C49])/SQRT(([.E49]-[.C49])*([.E49]-[.C49])+([.D49]-[.B49])*([.D49]-[.B49])))" office:value-type="float" office:value="0.52576853398919" calcext:value-type="float">
            <text:p>0.525768534</text:p>
          </table:table-cell>
          <table:table-cell table:formula="of:=([.B49]+[.D49])/2-70*COS([.G49])" office:value-type="float" office:value="511.954305918292" calcext:value-type="float">
            <text:p>511.9543059183</text:p>
          </table:table-cell>
          <table:table-cell table:formula="of:=([.C49]+[.E49])/2+70*SIN([.G49])" office:value-type="float" office:value="237.631452121485" calcext:value-type="float">
            <text:p>237.6314521215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0]-[.C50])/SQRT(([.E50]-[.C50])*([.E50]-[.C50])+([.D50]-[.B50])*([.D50]-[.B50])))" office:value-type="float" office:value="0.52576853398919" calcext:value-type="float">
            <text:p>0.525768534</text:p>
          </table:table-cell>
          <table:table-cell table:formula="of:=([.B50]+[.D50])/2-70*COS([.G50])" office:value-type="float" office:value="513.954305918292" calcext:value-type="float">
            <text:p>513.9543059183</text:p>
          </table:table-cell>
          <table:table-cell table:formula="of:=([.C50]+[.E50])/2+70*SIN([.G50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7" calcext:value-type="float">
            <text:p>247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1]-[.C51])/SQRT(([.E51]-[.C51])*([.E51]-[.C51])+([.D51]-[.B51])*([.D51]-[.B51])))" office:value-type="float" office:value="0.515244963686043" calcext:value-type="float">
            <text:p>0.5152449637</text:p>
          </table:table-cell>
          <table:table-cell table:formula="of:=([.B51]+[.D51])/2-70*COS([.G51])" office:value-type="float" office:value="511.587956987534" calcext:value-type="float">
            <text:p>511.5879569875</text:p>
          </table:table-cell>
          <table:table-cell table:formula="of:=([.C51]+[.E51])/2+70*SIN([.G51])" office:value-type="float" office:value="239.992361705854" calcext:value-type="float">
            <text:p>239.9923617059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52]-[.C52])/SQRT(([.E52]-[.C52])*([.E52]-[.C52])+([.D52]-[.B52])*([.D52]-[.B52])))" office:value-type="float" office:value="0.52576853398919" calcext:value-type="float">
            <text:p>0.525768534</text:p>
          </table:table-cell>
          <table:table-cell table:formula="of:=([.B52]+[.D52])/2-70*COS([.G52])" office:value-type="float" office:value="512.954305918292" calcext:value-type="float">
            <text:p>512.9543059183</text:p>
          </table:table-cell>
          <table:table-cell table:formula="of:=([.C52]+[.E52])/2+70*SIN([.G52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3]-[.C53])/SQRT(([.E53]-[.C53])*([.E53]-[.C53])+([.D53]-[.B53])*([.D53]-[.B53])))" office:value-type="float" office:value="0.421419206887804" calcext:value-type="float">
            <text:p>0.4214192069</text:p>
          </table:table-cell>
          <table:table-cell table:formula="of:=([.B53]+[.D53])/2-70*COS([.G53])" office:value-type="float" office:value="503.624347283953" calcext:value-type="float">
            <text:p>503.624347284</text:p>
          </table:table-cell>
          <table:table-cell table:formula="of:=([.C53]+[.E53])/2+70*SIN([.G53])" office:value-type="float" office:value="236.133913286504" calcext:value-type="float">
            <text:p>236.133913286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4" calcext:value-type="float">
            <text:p>254</text:p>
          </table:table-cell>
          <table:table-cell office:value-type="float" office:value="585" calcext:value-type="float">
            <text:p>5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PI()-ACOS(([.E54]-[.C54])/SQRT(([.E54]-[.C54])*([.E54]-[.C54])+([.D54]-[.B54])*([.D54]-[.B54])))" office:value-type="float" office:value="0.443945725087997" calcext:value-type="float">
            <text:p>0.4439457251</text:p>
          </table:table-cell>
          <table:table-cell table:formula="of:=([.B54]+[.D54])/2-70*COS([.G54])" office:value-type="float" office:value="502.285521075753" calcext:value-type="float">
            <text:p>502.2855210758</text:p>
          </table:table-cell>
          <table:table-cell table:formula="of:=([.C54]+[.E54])/2+70*SIN([.G54])" office:value-type="float" office:value="243.065422902995" calcext:value-type="float">
            <text:p>243.065422903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5]-[.C55])/SQRT(([.E55]-[.C55])*([.E55]-[.C55])+([.D55]-[.B55])*([.D55]-[.B55])))" office:value-type="float" office:value="0.52576853398919" calcext:value-type="float">
            <text:p>0.525768534</text:p>
          </table:table-cell>
          <table:table-cell table:formula="of:=([.B55]+[.D55])/2-70*COS([.G55])" office:value-type="float" office:value="512.954305918292" calcext:value-type="float">
            <text:p>512.9543059183</text:p>
          </table:table-cell>
          <table:table-cell table:formula="of:=([.C55]+[.E55])/2+70*SIN([.G55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PI()-ACOS(([.E56]-[.C56])/SQRT(([.E56]-[.C56])*([.E56]-[.C56])+([.D56]-[.B56])*([.D56]-[.B56])))" office:value-type="float" office:value="0.52576853398919" calcext:value-type="float">
            <text:p>0.525768534</text:p>
          </table:table-cell>
          <table:table-cell table:formula="of:=([.B56]+[.D56])/2-70*COS([.G56])" office:value-type="float" office:value="509.954305918292" calcext:value-type="float">
            <text:p>509.9543059183</text:p>
          </table:table-cell>
          <table:table-cell table:formula="of:=([.C56]+[.E56])/2+70*SIN([.G56])" office:value-type="float" office:value="244.631452121485" calcext:value-type="float">
            <text:p>244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7]-[.C57])/SQRT(([.E57]-[.C57])*([.E57]-[.C57])+([.D57]-[.B57])*([.D57]-[.B57])))" office:value-type="float" office:value="0.534955073786096" calcext:value-type="float">
            <text:p>0.5349550738</text:p>
          </table:table-cell>
          <table:table-cell table:formula="of:=([.B57]+[.D57])/2-70*COS([.G57])" office:value-type="float" office:value="512.779592645608" calcext:value-type="float">
            <text:p>512.7795926456</text:p>
          </table:table-cell>
          <table:table-cell table:formula="of:=([.C57]+[.E57])/2+70*SIN([.G57])" office:value-type="float" office:value="240.186167321121" calcext:value-type="float">
            <text:p>240.186167321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PI()-ACOS(([.E58]-[.C58])/SQRT(([.E58]-[.C58])*([.E58]-[.C58])+([.D58]-[.B58])*([.D58]-[.B58])))" office:value-type="float" office:value="0.501906443051993" calcext:value-type="float">
            <text:p>0.5019064431</text:p>
          </table:table-cell>
          <table:table-cell table:formula="of:=([.B58]+[.D58])/2-70*COS([.G58])" office:value-type="float" office:value="514.133312088831" calcext:value-type="float">
            <text:p>514.1333120888</text:p>
          </table:table-cell>
          <table:table-cell table:formula="of:=([.C58]+[.E58])/2+70*SIN([.G58])" office:value-type="float" office:value="230.676840926861" calcext:value-type="float">
            <text:p>230.6768409269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59]-[.C59])/SQRT(([.E59]-[.C59])*([.E59]-[.C59])+([.D59]-[.B59])*([.D59]-[.B59])))" office:value-type="float" office:value="0.51123071227779" calcext:value-type="float">
            <text:p>0.5112307123</text:p>
          </table:table-cell>
          <table:table-cell table:formula="of:=([.B59]+[.D59])/2-70*COS([.G59])" office:value-type="float" office:value="512.949987122047" calcext:value-type="float">
            <text:p>512.949987122</text:p>
          </table:table-cell>
          <table:table-cell table:formula="of:=([.C59]+[.E59])/2+70*SIN([.G59])" office:value-type="float" office:value="230.247568199827" calcext:value-type="float">
            <text:p>230.247568199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33" calcext:value-type="float">
            <text:p>233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60]-[.C60])/SQRT(([.E60]-[.C60])*([.E60]-[.C60])+([.D60]-[.B60])*([.D60]-[.B60])))" office:value-type="float" office:value="0.496810801503371" calcext:value-type="float">
            <text:p>0.4968108015</text:p>
          </table:table-cell>
          <table:table-cell table:formula="of:=([.B60]+[.D60])/2-70*COS([.G60])" office:value-type="float" office:value="515.962504430184" calcext:value-type="float">
            <text:p>515.9625044302</text:p>
          </table:table-cell>
          <table:table-cell table:formula="of:=([.C60]+[.E60])/2+70*SIN([.G60])" office:value-type="float" office:value="224.86370241737" calcext:value-type="float">
            <text:p>224.863702417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61]-[.C61])/SQRT(([.E61]-[.C61])*([.E61]-[.C61])+([.D61]-[.B61])*([.D61]-[.B61])))" office:value-type="float" office:value="0.531177619225764" calcext:value-type="float">
            <text:p>0.5311776192</text:p>
          </table:table-cell>
          <table:table-cell table:formula="of:=([.B61]+[.D61])/2-70*COS([.G61])" office:value-type="float" office:value="511.145219737599" calcext:value-type="float">
            <text:p>511.1452197376</text:p>
          </table:table-cell>
          <table:table-cell table:formula="of:=([.C61]+[.E61])/2+70*SIN([.G61])" office:value-type="float" office:value="239.458433404161" calcext:value-type="float">
            <text:p>239.4584334042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PI()-ACOS(([.E62]-[.C62])/SQRT(([.E62]-[.C62])*([.E62]-[.C62])+([.D62]-[.B62])*([.D62]-[.B62])))" office:value-type="float" office:value="0.54956001352638" calcext:value-type="float">
            <text:p>0.5495600135</text:p>
          </table:table-cell>
          <table:table-cell table:formula="of:=([.B62]+[.D62])/2-70*COS([.G62])" office:value-type="float" office:value="510.807190960959" calcext:value-type="float">
            <text:p>510.807190961</text:p>
          </table:table-cell>
          <table:table-cell table:formula="of:=([.C62]+[.E62])/2+70*SIN([.G62])" office:value-type="float" office:value="251.561845536413" calcext:value-type="float">
            <text:p>251.5618455364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PI()-ACOS(([.E63]-[.C63])/SQRT(([.E63]-[.C63])*([.E63]-[.C63])+([.D63]-[.B63])*([.D63]-[.B63])))" office:value-type="float" office:value="0.555178576120605" calcext:value-type="float">
            <text:p>0.5551785761</text:p>
          </table:table-cell>
          <table:table-cell table:formula="of:=([.B63]+[.D63])/2-70*COS([.G63])" office:value-type="float" office:value="509.013557093999" calcext:value-type="float">
            <text:p>509.013557094</text:p>
          </table:table-cell>
          <table:table-cell table:formula="of:=([.C63]+[.E63])/2+70*SIN([.G63])" office:value-type="float" office:value="257.396654460684" calcext:value-type="float">
            <text:p>257.3966544607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239" calcext:value-type="float">
            <text:p>239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64]-[.C64])/SQRT(([.E64]-[.C64])*([.E64]-[.C64])+([.D64]-[.B64])*([.D64]-[.B64])))" office:value-type="float" office:value="0.547562235939997" calcext:value-type="float">
            <text:p>0.5475622359</text:p>
          </table:table-cell>
          <table:table-cell table:formula="of:=([.B64]+[.D64])/2-70*COS([.G64])" office:value-type="float" office:value="513.234267694417" calcext:value-type="float">
            <text:p>513.2342676944</text:p>
          </table:table-cell>
          <table:table-cell table:formula="of:=([.C64]+[.E64])/2+70*SIN([.G64])" office:value-type="float" office:value="234.442519698526" calcext:value-type="float">
            <text:p>234.4425196985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37" calcext:value-type="float">
            <text:p>237</text:p>
          </table:table-cell>
          <table:table-cell office:value-type="float" office:value="601" calcext:value-type="float">
            <text:p>601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PI()-ACOS(([.E65]-[.C65])/SQRT(([.E65]-[.C65])*([.E65]-[.C65])+([.D65]-[.B65])*([.D65]-[.B65])))" office:value-type="float" office:value="0.550982487673637" calcext:value-type="float">
            <text:p>0.5509824877</text:p>
          </table:table-cell>
          <table:table-cell table:formula="of:=([.B65]+[.D65])/2-70*COS([.G65])" office:value-type="float" office:value="515.859259615652" calcext:value-type="float">
            <text:p>515.8592596157</text:p>
          </table:table-cell>
          <table:table-cell table:formula="of:=([.C65]+[.E65])/2+70*SIN([.G65])" office:value-type="float" office:value="232.146719995202" calcext:value-type="float">
            <text:p>232.1467199952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209" calcext:value-type="float">
            <text:p>209</text:p>
          </table:table-cell>
          <table:table-cell office:value-type="float" office:value="602" calcext:value-type="float">
            <text:p>60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PI()-ACOS(([.E66]-[.C66])/SQRT(([.E66]-[.C66])*([.E66]-[.C66])+([.D66]-[.B66])*([.D66]-[.B66])))" office:value-type="float" office:value="0.559796919561424" calcext:value-type="float">
            <text:p>0.5597969196</text:p>
          </table:table-cell>
          <table:table-cell table:formula="of:=([.B66]+[.D66])/2-70*COS([.G66])" office:value-type="float" office:value="519.184592305267" calcext:value-type="float">
            <text:p>519.1845923053</text:p>
          </table:table-cell>
          <table:table-cell table:formula="of:=([.C66]+[.E66])/2+70*SIN([.G66])" office:value-type="float" office:value="208.670988822032" calcext:value-type="float">
            <text:p>208.670988822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221" calcext:value-type="float">
            <text:p>221</text:p>
          </table:table-cell>
          <table:table-cell office:value-type="float" office:value="603" calcext:value-type="float">
            <text:p>60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PI()-ACOS(([.E67]-[.C67])/SQRT(([.E67]-[.C67])*([.E67]-[.C67])+([.D67]-[.B67])*([.D67]-[.B67])))" office:value-type="float" office:value="0.514063565889627" calcext:value-type="float">
            <text:p>0.5140635659</text:p>
          </table:table-cell>
          <table:table-cell table:formula="of:=([.B67]+[.D67])/2-70*COS([.G67])" office:value-type="float" office:value="518.047250304388" calcext:value-type="float">
            <text:p>518.0472503044</text:p>
          </table:table-cell>
          <table:table-cell table:formula="of:=([.C67]+[.E67])/2+70*SIN([.G67])" office:value-type="float" office:value="212.920376298699" calcext:value-type="float">
            <text:p>212.9203762987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office:value-type="float" office:value="600" calcext:value-type="float">
            <text:p>60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8]-[.C68])/SQRT(([.E68]-[.C68])*([.E68]-[.C68])+([.D68]-[.B68])*([.D68]-[.B68])))" office:value-type="float" office:value="0.533302182729374" calcext:value-type="float">
            <text:p>0.5333021827</text:p>
          </table:table-cell>
          <table:table-cell table:formula="of:=([.B68]+[.D68])/2-70*COS([.G68])" office:value-type="float" office:value="515.220689588181" calcext:value-type="float">
            <text:p>515.2206895882</text:p>
          </table:table-cell>
          <table:table-cell table:formula="of:=([.C68]+[.E68])/2+70*SIN([.G68])" office:value-type="float" office:value="224.086580845532" calcext:value-type="float">
            <text:p>224.0865808455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69]-[.C69])/SQRT(([.E69]-[.C69])*([.E69]-[.C69])+([.D69]-[.B69])*([.D69]-[.B69])))" office:value-type="float" office:value="0.507098504392337" calcext:value-type="float">
            <text:p>0.5070985044</text:p>
          </table:table-cell>
          <table:table-cell table:formula="of:=([.B69]+[.D69])/2-70*COS([.G69])" office:value-type="float" office:value="513.808990671492" calcext:value-type="float">
            <text:p>513.8089906715</text:p>
          </table:table-cell>
          <table:table-cell table:formula="of:=([.C69]+[.E69])/2+70*SIN([.G69])" office:value-type="float" office:value="229.995005182504" calcext:value-type="float">
            <text:p>229.9950051825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231" calcext:value-type="float">
            <text:p>231</text:p>
          </table:table-cell>
          <table:table-cell office:value-type="float" office:value="602" calcext:value-type="float">
            <text:p>60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0]-[.C70])/SQRT(([.E70]-[.C70])*([.E70]-[.C70])+([.D70]-[.B70])*([.D70]-[.B70])))" office:value-type="float" office:value="0.528074448426359" calcext:value-type="float">
            <text:p>0.5280744484</text:p>
          </table:table-cell>
          <table:table-cell table:formula="of:=([.B70]+[.D70])/2-70*COS([.G70])" office:value-type="float" office:value="517.03547693711" calcext:value-type="float">
            <text:p>517.0354769371</text:p>
          </table:table-cell>
          <table:table-cell table:formula="of:=([.C70]+[.E70])/2+70*SIN([.G70])" office:value-type="float" office:value="224.270971786686" calcext:value-type="float">
            <text:p>224.2709717867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34" calcext:value-type="float">
            <text:p>234</text:p>
          </table:table-cell>
          <table:table-cell office:value-type="float" office:value="599" calcext:value-type="float">
            <text:p>59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71]-[.C71])/SQRT(([.E71]-[.C71])*([.E71]-[.C71])+([.D71]-[.B71])*([.D71]-[.B71])))" office:value-type="float" office:value="0.533302182729374" calcext:value-type="float">
            <text:p>0.5333021827</text:p>
          </table:table-cell>
          <table:table-cell table:formula="of:=([.B71]+[.D71])/2-70*COS([.G71])" office:value-type="float" office:value="514.220689588181" calcext:value-type="float">
            <text:p>514.2206895882</text:p>
          </table:table-cell>
          <table:table-cell table:formula="of:=([.C71]+[.E71])/2+70*SIN([.G71])" office:value-type="float" office:value="228.086580845532" calcext:value-type="float">
            <text:p>228.0865808455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PI()-ACOS(([.E72]-[.C72])/SQRT(([.E72]-[.C72])*([.E72]-[.C72])+([.D72]-[.B72])*([.D72]-[.B72])))" office:value-type="float" office:value="0.510125740351809" calcext:value-type="float">
            <text:p>0.5101257404</text:p>
          </table:table-cell>
          <table:table-cell table:formula="of:=([.B72]+[.D72])/2-70*COS([.G72])" office:value-type="float" office:value="519.412181798253" calcext:value-type="float">
            <text:p>519.4121817983</text:p>
          </table:table-cell>
          <table:table-cell table:formula="of:=([.C72]+[.E72])/2+70*SIN([.G72])" office:value-type="float" office:value="211.18008875574" calcext:value-type="float">
            <text:p>211.1800887557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73]-[.C73])/SQRT(([.E73]-[.C73])*([.E73]-[.C73])+([.D73]-[.B73])*([.D73]-[.B73])))" office:value-type="float" office:value="0.542189409926879" calcext:value-type="float">
            <text:p>0.5421894099</text:p>
          </table:table-cell>
          <table:table-cell table:formula="of:=([.B73]+[.D73])/2-70*COS([.G73])" office:value-type="float" office:value="517.039331953001" calcext:value-type="float">
            <text:p>517.039331953</text:p>
          </table:table-cell>
          <table:table-cell table:formula="of:=([.C73]+[.E73])/2+70*SIN([.G73])" office:value-type="float" office:value="227.620884365662" calcext:value-type="float">
            <text:p>227.6208843657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223" calcext:value-type="float">
            <text:p>223</text:p>
          </table:table-cell>
          <table:table-cell office:value-type="float" office:value="604" calcext:value-type="float">
            <text:p>60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PI()-ACOS(([.E74]-[.C74])/SQRT(([.E74]-[.C74])*([.E74]-[.C74])+([.D74]-[.B74])*([.D74]-[.B74])))" office:value-type="float" office:value="0.528074448426359" calcext:value-type="float">
            <text:p>0.5280744484</text:p>
          </table:table-cell>
          <table:table-cell table:formula="of:=([.B74]+[.D74])/2-70*COS([.G74])" office:value-type="float" office:value="519.03547693711" calcext:value-type="float">
            <text:p>519.0354769371</text:p>
          </table:table-cell>
          <table:table-cell table:formula="of:=([.C74]+[.E74])/2+70*SIN([.G74])" office:value-type="float" office:value="216.270971786686" calcext:value-type="float">
            <text:p>216.2709717867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238" calcext:value-type="float">
            <text:p>238</text:p>
          </table:table-cell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75]-[.C75])/SQRT(([.E75]-[.C75])*([.E75]-[.C75])+([.D75]-[.B75])*([.D75]-[.B75])))" office:value-type="float" office:value="0.825838531005018" calcext:value-type="float">
            <text:p>0.825838531</text:p>
          </table:table-cell>
          <table:table-cell table:formula="of:=([.B75]+[.D75])/2-70*COS([.G75])" office:value-type="float" office:value="506.544144976666" calcext:value-type="float">
            <text:p>506.5441449767</text:p>
          </table:table-cell>
          <table:table-cell table:formula="of:=([.C75]+[.E75])/2+70*SIN([.G75])" office:value-type="float" office:value="247.958156049399" calcext:value-type="float">
            <text:p>247.9581560494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I()-ACOS(([.E76]-[.C76])/SQRT(([.E76]-[.C76])*([.E76]-[.C76])+([.D76]-[.B76])*([.D76]-[.B76])))" office:value-type="float" office:value="0.837374428966359" calcext:value-type="float">
            <text:p>0.837374429</text:p>
          </table:table-cell>
          <table:table-cell table:formula="of:=([.B76]+[.D76])/2-70*COS([.G76])" office:value-type="float" office:value="505.640905453127" calcext:value-type="float">
            <text:p>505.6409054531</text:p>
          </table:table-cell>
          <table:table-cell table:formula="of:=([.C76]+[.E76])/2+70*SIN([.G76])" office:value-type="float" office:value="252.002165899578" calcext:value-type="float">
            <text:p>252.0021658996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1" calcext:value-type="float">
            <text:p>60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7]-[.C77])/SQRT(([.E77]-[.C77])*([.E77]-[.C77])+([.D77]-[.B77])*([.D77]-[.B77])))" office:value-type="float" office:value="0.528074448426359" calcext:value-type="float">
            <text:p>0.5280744484</text:p>
          </table:table-cell>
          <table:table-cell table:formula="of:=([.B77]+[.D77])/2-70*COS([.G77])" office:value-type="float" office:value="516.03547693711" calcext:value-type="float">
            <text:p>516.0354769371</text:p>
          </table:table-cell>
          <table:table-cell table:formula="of:=([.C77]+[.E77])/2+70*SIN([.G77])" office:value-type="float" office:value="224.270971786686" calcext:value-type="float">
            <text:p>224.2709717867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239" calcext:value-type="float">
            <text:p>239</text:p>
          </table:table-cell>
          <table:table-cell office:value-type="float" office:value="597" calcext:value-type="float">
            <text:p>59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78]-[.C78])/SQRT(([.E78]-[.C78])*([.E78]-[.C78])+([.D78]-[.B78])*([.D78]-[.B78])))" office:value-type="float" office:value="0.55640392918895" calcext:value-type="float">
            <text:p>0.5564039292</text:p>
          </table:table-cell>
          <table:table-cell table:formula="of:=([.B78]+[.D78])/2-70*COS([.G78])" office:value-type="float" office:value="512.058813170588" calcext:value-type="float">
            <text:p>512.0588131706</text:p>
          </table:table-cell>
          <table:table-cell table:formula="of:=([.C78]+[.E78])/2+70*SIN([.G78])" office:value-type="float" office:value="234.969518637805" calcext:value-type="float">
            <text:p>234.9695186378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9" calcext:value-type="float">
            <text:p>60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9]-[.C79])/SQRT(([.E79]-[.C79])*([.E79]-[.C79])+([.D79]-[.B79])*([.D79]-[.B79])))" office:value-type="float" office:value="0.59619914129748" calcext:value-type="float">
            <text:p>0.5961991413</text:p>
          </table:table-cell>
          <table:table-cell table:formula="of:=([.B79]+[.D79])/2-70*COS([.G79])" office:value-type="float" office:value="522.576695792577" calcext:value-type="float">
            <text:p>522.5766957926</text:p>
          </table:table-cell>
          <table:table-cell table:formula="of:=([.C79]+[.E79])/2+70*SIN([.G79])" office:value-type="float" office:value="228.305099283609" calcext:value-type="float">
            <text:p>228.3050992836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216" calcext:value-type="float">
            <text:p>216</text:p>
          </table:table-cell>
          <table:table-cell office:value-type="float" office:value="604" calcext:value-type="float">
            <text:p>60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PI()-ACOS(([.E80]-[.C80])/SQRT(([.E80]-[.C80])*([.E80]-[.C80])+([.D80]-[.B80])*([.D80]-[.B80])))" office:value-type="float" office:value="0.505098507058997" calcext:value-type="float">
            <text:p>0.5050985071</text:p>
          </table:table-cell>
          <table:table-cell table:formula="of:=([.B80]+[.D80])/2-70*COS([.G80])" office:value-type="float" office:value="519.241123178758" calcext:value-type="float">
            <text:p>519.2411231788</text:p>
          </table:table-cell>
          <table:table-cell table:formula="of:=([.C80]+[.E80])/2+70*SIN([.G80])" office:value-type="float" office:value="207.372555418804" calcext:value-type="float">
            <text:p>207.3725554188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228" calcext:value-type="float">
            <text:p>228</text:p>
          </table:table-cell>
          <table:table-cell office:value-type="float" office:value="603" calcext:value-type="float">
            <text:p>60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PI()-ACOS(([.E81]-[.C81])/SQRT(([.E81]-[.C81])*([.E81]-[.C81])+([.D81]-[.B81])*([.D81]-[.B81])))" office:value-type="float" office:value="0.519146114246523" calcext:value-type="float">
            <text:p>0.5191461142</text:p>
          </table:table-cell>
          <table:table-cell table:formula="of:=([.B81]+[.D81])/2-70*COS([.G81])" office:value-type="float" office:value="518.222980051288" calcext:value-type="float">
            <text:p>518.2229800513</text:p>
          </table:table-cell>
          <table:table-cell table:formula="of:=([.C81]+[.E81])/2+70*SIN([.G81])" office:value-type="float" office:value="220.729725684978" calcext:value-type="float">
            <text:p>220.729725685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82]-[.C82])/SQRT(([.E82]-[.C82])*([.E82]-[.C82])+([.D82]-[.B82])*([.D82]-[.B82])))" office:value-type="float" office:value="0.528074448426359" calcext:value-type="float">
            <text:p>0.5280744484</text:p>
          </table:table-cell>
          <table:table-cell table:formula="of:=([.B82]+[.D82])/2-70*COS([.G82])" office:value-type="float" office:value="516.03547693711" calcext:value-type="float">
            <text:p>516.0354769371</text:p>
          </table:table-cell>
          <table:table-cell table:formula="of:=([.C82]+[.E82])/2+70*SIN([.G82])" office:value-type="float" office:value="229.270971786686" calcext:value-type="float">
            <text:p>229.2709717867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PI()-ACOS(([.E83]-[.C83])/SQRT(([.E83]-[.C83])*([.E83]-[.C83])+([.D83]-[.B83])*([.D83]-[.B83])))" office:value-type="float" office:value="0.510125740351809" calcext:value-type="float">
            <text:p>0.5101257404</text:p>
          </table:table-cell>
          <table:table-cell table:formula="of:=([.B83]+[.D83])/2-70*COS([.G83])" office:value-type="float" office:value="520.412181798253" calcext:value-type="float">
            <text:p>520.4121817983</text:p>
          </table:table-cell>
          <table:table-cell table:formula="of:=([.C83]+[.E83])/2+70*SIN([.G83])" office:value-type="float" office:value="206.18008875574" calcext:value-type="float">
            <text:p>206.18008875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light right:</text:p>
          </table:table-cell>
          <table:table-cell office:value-type="float" office:value="594" calcext:value-type="float">
            <text:p>594</text:p>
          </table:table-cell>
          <table:table-cell office:value-type="float" office:value="-172" calcext:value-type="float">
            <text:p>-172</text:p>
          </table:table-cell>
          <table:table-cell office:value-type="float" office:value="540" calcext:value-type="float">
            <text:p>5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85]-[.E85])/SQRT(([.C85]-[.E85])*([.C85]-[.E85])+([.B85]-[.D85])*([.B85]-[.D85])))" office:value-type="float" office:value="-0.593749666710771" calcext:value-type="float">
            <text:p>-0.5937496667</text:p>
          </table:table-cell>
          <table:table-cell table:formula="of:=([.D85]+[.B85])/2-70*COS([.G85])" office:value-type="float" office:value="508.980592814705" calcext:value-type="float">
            <text:p>508.9805928147</text:p>
          </table:table-cell>
          <table:table-cell table:formula="of:=([.E85]+[.C85])/2+70*SIN([.G85])" office:value-type="float" office:value="-251.163099850074" calcext:value-type="float">
            <text:p>-251.1630998501</text:p>
          </table:table-cell>
        </table:table-row>
        <table:table-row table:style-name="ro1">
          <table:covered-table-cell/>
          <table:table-cell office:value-type="float" office:value="601" calcext:value-type="float">
            <text:p>601</text:p>
          </table:table-cell>
          <table:table-cell office:value-type="float" office:value="-155" calcext:value-type="float">
            <text:p>-155</text:p>
          </table:table-cell>
          <table:table-cell office:value-type="float" office:value="548" calcext:value-type="float">
            <text:p>54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-ACOS(([.C86]-[.E86])/SQRT(([.C86]-[.E86])*([.C86]-[.E86])+([.B86]-[.D86])*([.B86]-[.D86])))" office:value-type="float" office:value="-0.579406826721617" calcext:value-type="float">
            <text:p>-0.5794068267</text:p>
          </table:table-cell>
          <table:table-cell table:formula="of:=([.D86]+[.B86])/2-70*COS([.G86])" office:value-type="float" office:value="515.924869687367" calcext:value-type="float">
            <text:p>515.9248696874</text:p>
          </table:table-cell>
          <table:table-cell table:formula="of:=([.E86]+[.C86])/2+70*SIN([.G86])" office:value-type="float" office:value="-233.826937118143" calcext:value-type="float">
            <text:p>-233.8269371181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 office:value-type="float" office:value="548" calcext:value-type="float">
            <text:p>548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87]-[.E87])/SQRT(([.C87]-[.E87])*([.C87]-[.E87])+([.B87]-[.D87])*([.B87]-[.D87])))" office:value-type="float" office:value="-0.512389460310738" calcext:value-type="float">
            <text:p>-0.5123894603</text:p>
          </table:table-cell>
          <table:table-cell table:formula="of:=([.D87]+[.B87])/2-70*COS([.G87])" office:value-type="float" office:value="509.489712401282" calcext:value-type="float">
            <text:p>509.4897124013</text:p>
          </table:table-cell>
          <table:table-cell table:formula="of:=([.E87]+[.C87])/2+70*SIN([.G87])" office:value-type="float" office:value="-255.318286774279" calcext:value-type="float">
            <text:p>-255.318286774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4" calcext:value-type="float">
            <text:p>-184</text:p>
          </table:table-cell>
          <table:table-cell office:value-type="float" office:value="545" calcext:value-type="float">
            <text:p>545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88]-[.E88])/SQRT(([.C88]-[.E88])*([.C88]-[.E88])+([.B88]-[.D88])*([.B88]-[.D88])))" office:value-type="float" office:value="-0.532843887619389" calcext:value-type="float">
            <text:p>-0.5328438876</text:p>
          </table:table-cell>
          <table:table-cell table:formula="of:=([.D88]+[.B88])/2-70*COS([.G88])" office:value-type="float" office:value="507.704386763134" calcext:value-type="float">
            <text:p>507.7043867631</text:p>
          </table:table-cell>
          <table:table-cell table:formula="of:=([.E88]+[.C88])/2+70*SIN([.G88])" office:value-type="float" office:value="-258.558951396101" calcext:value-type="float">
            <text:p>-258.5589513961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8" calcext:value-type="float">
            <text:p>-168</text:p>
          </table:table-cell>
          <table:table-cell office:value-type="float" office:value="546" calcext:value-type="float">
            <text:p>546</text:p>
          </table:table-cell>
          <table:table-cell office:value-type="float" office:value="-277" calcext:value-type="float">
            <text:p>-277</text:p>
          </table:table-cell>
          <table:table-cell/>
          <table:table-cell table:formula="of:=-ACOS(([.C89]-[.E89])/SQRT(([.C89]-[.E89])*([.C89]-[.E89])+([.B89]-[.D89])*([.B89]-[.D89])))" office:value-type="float" office:value="-0.452577950470699" calcext:value-type="float">
            <text:p>-0.4525779505</text:p>
          </table:table-cell>
          <table:table-cell table:formula="of:=([.D89]+[.B89])/2-70*COS([.G89])" office:value-type="float" office:value="509.547404568093" calcext:value-type="float">
            <text:p>509.5474045681</text:p>
          </table:table-cell>
          <table:table-cell table:formula="of:=([.E89]+[.C89])/2+70*SIN([.G89])" office:value-type="float" office:value="-253.109977595331" calcext:value-type="float">
            <text:p>-253.1099775953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7" calcext:value-type="float">
            <text:p>-177</text:p>
          </table:table-cell>
          <table:table-cell office:value-type="float" office:value="540" calcext:value-type="float">
            <text:p>540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0]-[.E90])/SQRT(([.C90]-[.E90])*([.C90]-[.E90])+([.B90]-[.D90])*([.B90]-[.D90])))" office:value-type="float" office:value="-0.616648060977147" calcext:value-type="float">
            <text:p>-0.616648061</text:p>
          </table:table-cell>
          <table:table-cell table:formula="of:=([.D90]+[.B90])/2-70*COS([.G90])" office:value-type="float" office:value="510.8924967301" calcext:value-type="float">
            <text:p>510.8924967301</text:p>
          </table:table-cell>
          <table:table-cell table:formula="of:=([.E90]+[.C90])/2+70*SIN([.G90])" office:value-type="float" office:value="-256.981268140689" calcext:value-type="float">
            <text:p>-256.9812681407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4" calcext:value-type="float">
            <text:p>-184</text:p>
          </table:table-cell>
          <table:table-cell office:value-type="float" office:value="548" calcext:value-type="float">
            <text:p>548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91]-[.E91])/SQRT(([.C91]-[.E91])*([.C91]-[.E91])+([.B91]-[.D91])*([.B91]-[.D91])))" office:value-type="float" office:value="-0.513606004722749" calcext:value-type="float">
            <text:p>-0.5136060047</text:p>
          </table:table-cell>
          <table:table-cell table:formula="of:=([.D91]+[.B91])/2-70*COS([.G91])" office:value-type="float" office:value="509.031507257995" calcext:value-type="float">
            <text:p>509.031507258</text:p>
          </table:table-cell>
          <table:table-cell table:formula="of:=([.E91]+[.C91])/2+70*SIN([.G91])" office:value-type="float" office:value="-257.392483085234" calcext:value-type="float">
            <text:p>-257.3924830852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2]-[.E92])/SQRT(([.C92]-[.E92])*([.C92]-[.E92])+([.B92]-[.D92])*([.B92]-[.D92])))" office:value-type="float" office:value="-0.608172778447729" calcext:value-type="float">
            <text:p>-0.6081727784</text:p>
          </table:table-cell>
          <table:table-cell table:formula="of:=([.D92]+[.B92])/2-70*COS([.G92])" office:value-type="float" office:value="509.051461668351" calcext:value-type="float">
            <text:p>509.0514616684</text:p>
          </table:table-cell>
          <table:table-cell table:formula="of:=([.E92]+[.C92])/2+70*SIN([.G92])" office:value-type="float" office:value="-256.495817825831" calcext:value-type="float">
            <text:p>-256.4958178258</text:p>
          </table:table-cell>
        </table:table-row>
        <table:table-row table:style-name="ro1">
          <table:covered-table-cell/>
          <table:table-cell office:value-type="float" office:value="515" calcext:value-type="float">
            <text:p>515</text:p>
          </table:table-cell>
          <table:table-cell office:value-type="float" office:value="-179" calcext:value-type="float">
            <text:p>-179</text:p>
          </table:table-cell>
          <table:table-cell office:value-type="float" office:value="541" calcext:value-type="float">
            <text:p>541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93]-[.E93])/SQRT(([.C93]-[.E93])*([.C93]-[.E93])+([.B93]-[.D93])*([.B93]-[.D93])))" office:value-type="float" office:value="-0.314231899084338" calcext:value-type="float">
            <text:p>-0.3142318991</text:p>
          </table:table-cell>
          <table:table-cell table:formula="of:=([.D93]+[.B93])/2-70*COS([.G93])" office:value-type="float" office:value="461.427615188834" calcext:value-type="float">
            <text:p>461.4276151888</text:p>
          </table:table-cell>
          <table:table-cell table:formula="of:=([.E93]+[.C93])/2+70*SIN([.G93])" office:value-type="float" office:value="-240.636025063629" calcext:value-type="float">
            <text:p>-240.6360250636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93" calcext:value-type="float">
            <text:p>-193</text:p>
          </table:table-cell>
          <table:table-cell office:value-type="float" office:value="533" calcext:value-type="float">
            <text:p>533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-ACOS(([.C94]-[.E94])/SQRT(([.C94]-[.E94])*([.C94]-[.E94])+([.B94]-[.D94])*([.B94]-[.D94])))" office:value-type="float" office:value="-0.637238142665617" calcext:value-type="float">
            <text:p>-0.6372381427</text:p>
          </table:table-cell>
          <table:table-cell table:formula="of:=([.D94]+[.B94])/2-70*COS([.G94])" office:value-type="float" office:value="505.238055431539" calcext:value-type="float">
            <text:p>505.2380554315</text:p>
          </table:table-cell>
          <table:table-cell table:formula="of:=([.E94]+[.C94])/2+70*SIN([.G94])" office:value-type="float" office:value="-273.148452472757" calcext:value-type="float">
            <text:p>-273.1484524728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3" calcext:value-type="float">
            <text:p>-173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5]-[.E95])/SQRT(([.C95]-[.E95])*([.C95]-[.E95])+([.B95]-[.D95])*([.B95]-[.D95])))" office:value-type="float" office:value="-0.593749666710771" calcext:value-type="float">
            <text:p>-0.5937496667</text:p>
          </table:table-cell>
          <table:table-cell table:formula="of:=([.D95]+[.B95])/2-70*COS([.G95])" office:value-type="float" office:value="508.980592814705" calcext:value-type="float">
            <text:p>508.9805928147</text:p>
          </table:table-cell>
          <table:table-cell table:formula="of:=([.E95]+[.C95])/2+70*SIN([.G95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5" calcext:value-type="float">
            <text:p>545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96]-[.E96])/SQRT(([.C96]-[.E96])*([.C96]-[.E96])+([.B96]-[.D96])*([.B96]-[.D96])))" office:value-type="float" office:value="-0.585112438184427" calcext:value-type="float">
            <text:p>-0.5851124382</text:p>
          </table:table-cell>
          <table:table-cell table:formula="of:=([.D96]+[.B96])/2-70*COS([.G96])" office:value-type="float" office:value="513.14450053752" calcext:value-type="float">
            <text:p>513.1445005375</text:p>
          </table:table-cell>
          <table:table-cell table:formula="of:=([.E96]+[.C96])/2+70*SIN([.G96])" office:value-type="float" office:value="-242.660518393893" calcext:value-type="float">
            <text:p>-242.6605183939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5" calcext:value-type="float">
            <text:p>-175</text:p>
          </table:table-cell>
          <table:table-cell office:value-type="float" office:value="542" calcext:value-type="float">
            <text:p>542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-ACOS(([.C97]-[.E97])/SQRT(([.C97]-[.E97])*([.C97]-[.E97])+([.B97]-[.D97])*([.B97]-[.D97])))" office:value-type="float" office:value="-0.599596286969018" calcext:value-type="float">
            <text:p>-0.599596287</text:p>
          </table:table-cell>
          <table:table-cell table:formula="of:=([.D97]+[.B97])/2-70*COS([.G97])" office:value-type="float" office:value="511.210554918135" calcext:value-type="float">
            <text:p>511.2105549181</text:p>
          </table:table-cell>
          <table:table-cell table:formula="of:=([.E97]+[.C97])/2+70*SIN([.G97])" office:value-type="float" office:value="-254.001646005326" calcext:value-type="float">
            <text:p>-254.001646005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8" calcext:value-type="float">
            <text:p>-188</text:p>
          </table:table-cell>
          <table:table-cell office:value-type="float" office:value="535" calcext:value-type="float">
            <text:p>535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-ACOS(([.C98]-[.E98])/SQRT(([.C98]-[.E98])*([.C98]-[.E98])+([.B98]-[.D98])*([.B98]-[.D98])))" office:value-type="float" office:value="-0.622670788757067" calcext:value-type="float">
            <text:p>-0.6226707888</text:p>
          </table:table-cell>
          <table:table-cell table:formula="of:=([.D98]+[.B98])/2-70*COS([.G98])" office:value-type="float" office:value="506.137338648589" calcext:value-type="float">
            <text:p>506.1373386486</text:p>
          </table:table-cell>
          <table:table-cell table:formula="of:=([.E98]+[.C98])/2+70*SIN([.G98])" office:value-type="float" office:value="-267.824474816398" calcext:value-type="float">
            <text:p>-267.8244748164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0" calcext:value-type="float">
            <text:p>540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99]-[.E99])/SQRT(([.C99]-[.E99])*([.C99]-[.E99])+([.B99]-[.D99])*([.B99]-[.D99])))" office:value-type="float" office:value="-0.604902402935413" calcext:value-type="float">
            <text:p>-0.6049024029</text:p>
          </table:table-cell>
          <table:table-cell table:formula="of:=([.D99]+[.B99])/2-70*COS([.G99])" office:value-type="float" office:value="510.42096777431" calcext:value-type="float">
            <text:p>510.4209677743</text:p>
          </table:table-cell>
          <table:table-cell table:formula="of:=([.E99]+[.C99])/2+70*SIN([.G99])" office:value-type="float" office:value="-254.307725983193" calcext:value-type="float">
            <text:p>-254.3077259832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73" calcext:value-type="float">
            <text:p>-173</text:p>
          </table:table-cell>
          <table:table-cell office:value-type="float" office:value="539" calcext:value-type="float">
            <text:p>539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0]-[.E100])/SQRT(([.C100]-[.E100])*([.C100]-[.E100])+([.B100]-[.D100])*([.B100]-[.D100])))" office:value-type="float" office:value="-0.593749666710771" calcext:value-type="float">
            <text:p>-0.5937496667</text:p>
          </table:table-cell>
          <table:table-cell table:formula="of:=([.D100]+[.B100])/2-70*COS([.G100])" office:value-type="float" office:value="507.980592814705" calcext:value-type="float">
            <text:p>507.9805928147</text:p>
          </table:table-cell>
          <table:table-cell table:formula="of:=([.E100]+[.C100])/2+70*SIN([.G100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9" calcext:value-type="float">
            <text:p>-179</text:p>
          </table:table-cell>
          <table:table-cell office:value-type="float" office:value="540" calcext:value-type="float">
            <text:p>540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-ACOS(([.C101]-[.E101])/SQRT(([.C101]-[.E101])*([.C101]-[.E101])+([.B101]-[.D101])*([.B101]-[.D101])))" office:value-type="float" office:value="-0.616648060977147" calcext:value-type="float">
            <text:p>-0.616648061</text:p>
          </table:table-cell>
          <table:table-cell table:formula="of:=([.D101]+[.B101])/2-70*COS([.G101])" office:value-type="float" office:value="510.8924967301" calcext:value-type="float">
            <text:p>510.8924967301</text:p>
          </table:table-cell>
          <table:table-cell table:formula="of:=([.E101]+[.C101])/2+70*SIN([.G101])" office:value-type="float" office:value="-258.981268140689" calcext:value-type="float">
            <text:p>-258.9812681407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80" calcext:value-type="float">
            <text:p>-180</text:p>
          </table:table-cell>
          <table:table-cell office:value-type="float" office:value="538" calcext:value-type="float">
            <text:p>538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02]-[.E102])/SQRT(([.C102]-[.E102])*([.C102]-[.E102])+([.B102]-[.D102])*([.B102]-[.D102])))" office:value-type="float" office:value="-0.582137568158944" calcext:value-type="float">
            <text:p>-0.5821375682</text:p>
          </table:table-cell>
          <table:table-cell table:formula="of:=([.D102]+[.B102])/2-70*COS([.G102])" office:value-type="float" office:value="505.529748908384" calcext:value-type="float">
            <text:p>505.5297489084</text:p>
          </table:table-cell>
          <table:table-cell table:formula="of:=([.E102]+[.C102])/2+70*SIN([.G102])" office:value-type="float" office:value="-257.986747553975" calcext:value-type="float">
            <text:p>-257.986747554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4" calcext:value-type="float">
            <text:p>544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-ACOS(([.C103]-[.E103])/SQRT(([.C103]-[.E103])*([.C103]-[.E103])+([.B103]-[.D103])*([.B103]-[.D103])))" office:value-type="float" office:value="-0.588002603547568" calcext:value-type="float">
            <text:p>-0.5880026035</text:p>
          </table:table-cell>
          <table:table-cell table:formula="of:=([.D103]+[.B103])/2-70*COS([.G103])" office:value-type="float" office:value="512.756479396351" calcext:value-type="float">
            <text:p>512.7564793964</text:p>
          </table:table-cell>
          <table:table-cell table:formula="of:=([.E103]+[.C103])/2+70*SIN([.G103])" office:value-type="float" office:value="-243.329013735766" calcext:value-type="float">
            <text:p>-243.3290137358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7" calcext:value-type="float">
            <text:p>-197</text:p>
          </table:table-cell>
          <table:table-cell office:value-type="float" office:value="532" calcext:value-type="float">
            <text:p>532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-ACOS(([.C104]-[.E104])/SQRT(([.C104]-[.E104])*([.C104]-[.E104])+([.B104]-[.D104])*([.B104]-[.D104])))" office:value-type="float" office:value="-0.643501108793284" calcext:value-type="float">
            <text:p>-0.6435011088</text:p>
          </table:table-cell>
          <table:table-cell table:formula="of:=([.D104]+[.B104])/2-70*COS([.G104])" office:value-type="float" office:value="504.5" calcext:value-type="float">
            <text:p>504.5</text:p>
          </table:table-cell>
          <table:table-cell table:formula="of:=([.E104]+[.C104])/2+70*SIN([.G104])" office:value-type="float" office:value="-277" calcext:value-type="float">
            <text:p>-27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1">
            <text:p>Slight right – 2:</text:p>
          </table:table-cell>
          <table:table-cell office:value-type="float" office:value="596" calcext:value-type="float">
            <text:p>596</text:p>
          </table:table-cell>
          <table:table-cell office:value-type="float" office:value="-165" calcext:value-type="float">
            <text:p>-165</text:p>
          </table:table-cell>
          <table:table-cell office:value-type="float" office:value="541" calcext:value-type="float">
            <text:p>541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-ACOS(([.C105]-[.E105])/SQRT(([.C105]-[.E105])*([.C105]-[.E105])+([.B105]-[.D105])*([.B105]-[.D105])))" office:value-type="float" office:value="-0.590811584923616" calcext:value-type="float">
            <text:p>-0.5908115849</text:p>
          </table:table-cell>
          <table:table-cell table:formula="of:=([.D105]+[.B105])/2-70*COS([.G105])" office:value-type="float" office:value="510.36577901085" calcext:value-type="float">
            <text:p>510.3657790109</text:p>
          </table:table-cell>
          <table:table-cell table:formula="of:=([.E105]+[.C105])/2+70*SIN([.G105])" office:value-type="float" office:value="-244.992465297601" calcext:value-type="float">
            <text:p>-244.9924652976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8" calcext:value-type="float">
            <text:p>-178</text:p>
          </table:table-cell>
          <table:table-cell office:value-type="float" office:value="537" calcext:value-type="float">
            <text:p>537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-ACOS(([.C106]-[.E106])/SQRT(([.C106]-[.E106])*([.C106]-[.E106])+([.B106]-[.D106])*([.B106]-[.D106])))" office:value-type="float" office:value="-0.61561988942911" calcext:value-type="float">
            <text:p>-0.6156198894</text:p>
          </table:table-cell>
          <table:table-cell table:formula="of:=([.D106]+[.B106])/2-70*COS([.G106])" office:value-type="float" office:value="508.850905234519" calcext:value-type="float">
            <text:p>508.8509052345</text:p>
          </table:table-cell>
          <table:table-cell table:formula="of:=([.E106]+[.C106])/2+70*SIN([.G106])" office:value-type="float" office:value="-259.422530443876" calcext:value-type="float">
            <text:p>-259.4225304439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1" calcext:value-type="float">
            <text:p>-181</text:p>
          </table:table-cell>
          <table:table-cell office:value-type="float" office:value="536" calcext:value-type="float">
            <text:p>536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07]-[.E107])/SQRT(([.C107]-[.E107])*([.C107]-[.E107])+([.B107]-[.D107])*([.B107]-[.D107])))" office:value-type="float" office:value="-0.61561988942911" calcext:value-type="float">
            <text:p>-0.6156198894</text:p>
          </table:table-cell>
          <table:table-cell table:formula="of:=([.D107]+[.B107])/2-70*COS([.G107])" office:value-type="float" office:value="507.850905234519" calcext:value-type="float">
            <text:p>507.8509052345</text:p>
          </table:table-cell>
          <table:table-cell table:formula="of:=([.E107]+[.C107])/2+70*SIN([.G107])" office:value-type="float" office:value="-262.422530443876" calcext:value-type="float">
            <text:p>-262.4225304439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1" calcext:value-type="float">
            <text:p>-161</text:p>
          </table:table-cell>
          <table:table-cell office:value-type="float" office:value="544" calcext:value-type="float">
            <text:p>544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8]-[.E108])/SQRT(([.C108]-[.E108])*([.C108]-[.E108])+([.B108]-[.D108])*([.B108]-[.D108])))" office:value-type="float" office:value="-0.576798590591291" calcext:value-type="float">
            <text:p>-0.5767985906</text:p>
          </table:table-cell>
          <table:table-cell table:formula="of:=([.D108]+[.B108])/2-70*COS([.G108])" office:value-type="float" office:value="512.325103338692" calcext:value-type="float">
            <text:p>512.3251033387</text:p>
          </table:table-cell>
          <table:table-cell table:formula="of:=([.E108]+[.C108])/2+70*SIN([.G108])" office:value-type="float" office:value="-240.67402915314" calcext:value-type="float">
            <text:p>-240.674029153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9]-[.E109])/SQRT(([.C109]-[.E109])*([.C109]-[.E109])+([.B109]-[.D109])*([.B109]-[.D109])))" office:value-type="float" office:value="-0.129298251752428" calcext:value-type="float">
            <text:p>-0.1292982518</text:p>
          </table:table-cell>
          <table:table-cell table:formula="of:=([.D109]+[.B109])/2-70*COS([.G109])" office:value-type="float" office:value="498.084316593552" calcext:value-type="float">
            <text:p>498.0843165936</text:p>
          </table:table-cell>
          <table:table-cell table:formula="of:=([.E109]+[.C109])/2+70*SIN([.G109])" office:value-type="float" office:value="-50.5256798755429" calcext:value-type="float">
            <text:p>-50.5256798755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2" calcext:value-type="float">
            <text:p>-162</text:p>
          </table:table-cell>
          <table:table-cell office:value-type="float" office:value="543" calcext:value-type="float">
            <text:p>543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10]-[.E110])/SQRT(([.C110]-[.E110])*([.C110]-[.E110])+([.B110]-[.D110])*([.B110]-[.D110])))" office:value-type="float" office:value="-0.582352946143983" calcext:value-type="float">
            <text:p>-0.5823529461</text:p>
          </table:table-cell>
          <table:table-cell table:formula="of:=([.D110]+[.B110])/2-70*COS([.G110])" office:value-type="float" office:value="511.538039462609" calcext:value-type="float">
            <text:p>511.5380394626</text:p>
          </table:table-cell>
          <table:table-cell table:formula="of:=([.E110]+[.C110])/2+70*SIN([.G110])" office:value-type="float" office:value="-241.499339866087" calcext:value-type="float">
            <text:p>-241.499339866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1" calcext:value-type="float">
            <text:p>-171</text:p>
          </table:table-cell>
          <table:table-cell office:value-type="float" office:value="542" calcext:value-type="float">
            <text:p>542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11]-[.E111])/SQRT(([.C111]-[.E111])*([.C111]-[.E111])+([.B111]-[.D111])*([.B111]-[.D111])))" office:value-type="float" office:value="-0.582352946143983" calcext:value-type="float">
            <text:p>-0.5823529461</text:p>
          </table:table-cell>
          <table:table-cell table:formula="of:=([.D111]+[.B111])/2-70*COS([.G111])" office:value-type="float" office:value="510.538039462609" calcext:value-type="float">
            <text:p>510.5380394626</text:p>
          </table:table-cell>
          <table:table-cell table:formula="of:=([.E111]+[.C111])/2+70*SIN([.G111])" office:value-type="float" office:value="-250.499339866087" calcext:value-type="float">
            <text:p>-250.499339866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3" calcext:value-type="float">
            <text:p>-183</text:p>
          </table:table-cell>
          <table:table-cell office:value-type="float" office:value="537" calcext:value-type="float">
            <text:p>537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-ACOS(([.C112]-[.E112])/SQRT(([.C112]-[.E112])*([.C112]-[.E112])+([.B112]-[.D112])*([.B112]-[.D112])))" office:value-type="float" office:value="-0.613207348874509" calcext:value-type="float">
            <text:p>-0.6132073489</text:p>
          </table:table-cell>
          <table:table-cell table:formula="of:=([.D112]+[.B112])/2-70*COS([.G112])" office:value-type="float" office:value="508.253550648946" calcext:value-type="float">
            <text:p>508.2535506489</text:p>
          </table:table-cell>
          <table:table-cell table:formula="of:=([.E112]+[.C112])/2+70*SIN([.G112])" office:value-type="float" office:value="-263.784538432223" calcext:value-type="float">
            <text:p>-263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2" calcext:value-type="float">
            <text:p>-182</text:p>
          </table:table-cell>
          <table:table-cell office:value-type="float" office:value="538" calcext:value-type="float">
            <text:p>538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13]-[.E113])/SQRT(([.C113]-[.E113])*([.C113]-[.E113])+([.B113]-[.D113])*([.B113]-[.D113])))" office:value-type="float" office:value="-0.613207348874509" calcext:value-type="float">
            <text:p>-0.6132073489</text:p>
          </table:table-cell>
          <table:table-cell table:formula="of:=([.D113]+[.B113])/2-70*COS([.G113])" office:value-type="float" office:value="509.253550648946" calcext:value-type="float">
            <text:p>509.2535506489</text:p>
          </table:table-cell>
          <table:table-cell table:formula="of:=([.E113]+[.C113])/2+70*SIN([.G113])" office:value-type="float" office:value="-262.784538432223" calcext:value-type="float">
            <text:p>-262.7845384322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7" calcext:value-type="float">
            <text:p>-167</text:p>
          </table:table-cell>
          <table:table-cell office:value-type="float" office:value="543" calcext:value-type="float">
            <text:p>543</text:p>
          </table:table-cell>
          <table:table-cell office:value-type="float" office:value="-251" calcext:value-type="float">
            <text:p>-251</text:p>
          </table:table-cell>
          <table:table-cell/>
          <table:table-cell table:formula="of:=-ACOS(([.C114]-[.E114])/SQRT(([.C114]-[.E114])*([.C114]-[.E114])+([.B114]-[.D114])*([.B114]-[.D114])))" office:value-type="float" office:value="-0.571337479833627" calcext:value-type="float">
            <text:p>-0.5713374798</text:p>
          </table:table-cell>
          <table:table-cell table:formula="of:=([.D114]+[.B114])/2-70*COS([.G114])" office:value-type="float" office:value="511.117506723641" calcext:value-type="float">
            <text:p>511.1175067236</text:p>
          </table:table-cell>
          <table:table-cell table:formula="of:=([.E114]+[.C114])/2+70*SIN([.G114])" office:value-type="float" office:value="-246.853031391945" calcext:value-type="float">
            <text:p>-246.8530313919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0" calcext:value-type="float">
            <text:p>-180</text:p>
          </table:table-cell>
          <table:table-cell office:value-type="float" office:value="536" calcext:value-type="float">
            <text:p>536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5]-[.E115])/SQRT(([.C115]-[.E115])*([.C115]-[.E115])+([.B115]-[.D115])*([.B115]-[.D115])))" office:value-type="float" office:value="-0.613207348874509" calcext:value-type="float">
            <text:p>-0.6132073489</text:p>
          </table:table-cell>
          <table:table-cell table:formula="of:=([.D115]+[.B115])/2-70*COS([.G115])" office:value-type="float" office:value="507.253550648946" calcext:value-type="float">
            <text:p>507.2535506489</text:p>
          </table:table-cell>
          <table:table-cell table:formula="of:=([.E115]+[.C115])/2+70*SIN([.G115])" office:value-type="float" office:value="-260.784538432223" calcext:value-type="float">
            <text:p>-260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16]-[.E116])/SQRT(([.C116]-[.E116])*([.C116]-[.E116])+([.B116]-[.D116])*([.B116]-[.D116])))" office:value-type="float" office:value="-0.599175322986307" calcext:value-type="float">
            <text:p>-0.599175323</text:p>
          </table:table-cell>
          <table:table-cell table:formula="of:=([.D116]+[.B116])/2-70*COS([.G116])" office:value-type="float" office:value="509.193931268853" calcext:value-type="float">
            <text:p>509.1939312689</text:p>
          </table:table-cell>
          <table:table-cell table:formula="of:=([.E116]+[.C116])/2+70*SIN([.G116])" office:value-type="float" office:value="-257.477315231027" calcext:value-type="float">
            <text:p>-257.47731523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2" calcext:value-type="float">
            <text:p>-172</text:p>
          </table:table-cell>
          <table:table-cell office:value-type="float" office:value="541" calcext:value-type="float">
            <text:p>541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117]-[.E117])/SQRT(([.C117]-[.E117])*([.C117]-[.E117])+([.B117]-[.D117])*([.B117]-[.D117])))" office:value-type="float" office:value="-0.58521709543156" calcext:value-type="float">
            <text:p>-0.5852170954</text:p>
          </table:table-cell>
          <table:table-cell table:formula="of:=([.D117]+[.B117])/2-70*COS([.G117])" office:value-type="float" office:value="510.148546960529" calcext:value-type="float">
            <text:p>510.1485469605</text:p>
          </table:table-cell>
          <table:table-cell table:formula="of:=([.E117]+[.C117])/2+70*SIN([.G117])" office:value-type="float" office:value="-252.166625508083" calcext:value-type="float">
            <text:p>-252.166625508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3" calcext:value-type="float">
            <text:p>543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-ACOS(([.C118]-[.E118])/SQRT(([.C118]-[.E118])*([.C118]-[.E118])+([.B118]-[.D118])*([.B118]-[.D118])))" office:value-type="float" office:value="-0.568286848662543" calcext:value-type="float">
            <text:p>-0.5682868487</text:p>
          </table:table-cell>
          <table:table-cell table:formula="of:=([.D118]+[.B118])/2-70*COS([.G118])" office:value-type="float" office:value="510.502305255615" calcext:value-type="float">
            <text:p>510.5023052556</text:p>
          </table:table-cell>
          <table:table-cell table:formula="of:=([.E118]+[.C118])/2+70*SIN([.G118])" office:value-type="float" office:value="-253.173226764487" calcext:value-type="float">
            <text:p>-253.1732267645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69" calcext:value-type="float">
            <text:p>-169</text:p>
          </table:table-cell>
          <table:table-cell office:value-type="float" office:value="541" calcext:value-type="float">
            <text:p>541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119]-[.E119])/SQRT(([.C119]-[.E119])*([.C119]-[.E119])+([.B119]-[.D119])*([.B119]-[.D119])))" office:value-type="float" office:value="-0.58521709543156" calcext:value-type="float">
            <text:p>-0.5852170954</text:p>
          </table:table-cell>
          <table:table-cell table:formula="of:=([.D119]+[.B119])/2-70*COS([.G119])" office:value-type="float" office:value="510.148546960529" calcext:value-type="float">
            <text:p>510.1485469605</text:p>
          </table:table-cell>
          <table:table-cell table:formula="of:=([.E119]+[.C119])/2+70*SIN([.G119])" office:value-type="float" office:value="-249.166625508083" calcext:value-type="float">
            <text:p>-249.166625508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4" calcext:value-type="float">
            <text:p>-184</text:p>
          </table:table-cell>
          <table:table-cell office:value-type="float" office:value="539" calcext:value-type="float">
            <text:p>539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-ACOS(([.C120]-[.E120])/SQRT(([.C120]-[.E120])*([.C120]-[.E120])+([.B120]-[.D120])*([.B120]-[.D120])))" office:value-type="float" office:value="-0.604902402935413" calcext:value-type="float">
            <text:p>-0.6049024029</text:p>
          </table:table-cell>
          <table:table-cell table:formula="of:=([.D120]+[.B120])/2-70*COS([.G120])" office:value-type="float" office:value="509.42096777431" calcext:value-type="float">
            <text:p>509.4209677743</text:p>
          </table:table-cell>
          <table:table-cell table:formula="of:=([.E120]+[.C120])/2+70*SIN([.G120])" office:value-type="float" office:value="-264.307725983193" calcext:value-type="float">
            <text:p>-264.3077259832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6" calcext:value-type="float">
            <text:p>-186</text:p>
          </table:table-cell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-ACOS(([.C121]-[.E121])/SQRT(([.C121]-[.E121])*([.C121]-[.E121])+([.B121]-[.D121])*([.B121]-[.D121])))" office:value-type="float" office:value="-0.599175322986307" calcext:value-type="float">
            <text:p>-0.599175323</text:p>
          </table:table-cell>
          <table:table-cell table:formula="of:=([.D121]+[.B121])/2-70*COS([.G121])" office:value-type="float" office:value="506.193931268853" calcext:value-type="float">
            <text:p>506.1939312689</text:p>
          </table:table-cell>
          <table:table-cell table:formula="of:=([.E121]+[.C121])/2+70*SIN([.G121])" office:value-type="float" office:value="-266.477315231027" calcext:value-type="float">
            <text:p>-266.47731523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90" calcext:value-type="float">
            <text:p>-190</text:p>
          </table:table-cell>
          <table:table-cell office:value-type="float" office:value="537" calcext:value-type="float">
            <text:p>537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22]-[.E122])/SQRT(([.C122]-[.E122])*([.C122]-[.E122])+([.B122]-[.D122])*([.B122]-[.D122])))" office:value-type="float" office:value="-0.676456206407582" calcext:value-type="float">
            <text:p>-0.6764562064</text:p>
          </table:table-cell>
          <table:table-cell table:formula="of:=([.D122]+[.B122])/2-70*COS([.G122])" office:value-type="float" office:value="510.914269904707" calcext:value-type="float">
            <text:p>510.9142699047</text:p>
          </table:table-cell>
          <table:table-cell table:formula="of:=([.E122]+[.C122])/2+70*SIN([.G122])" office:value-type="float" office:value="-269.322346696221" calcext:value-type="float">
            <text:p>-269.3223466962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6" calcext:value-type="float">
            <text:p>-166</text:p>
          </table:table-cell>
          <table:table-cell office:value-type="float" office:value="544" calcext:value-type="float">
            <text:p>544</text:p>
          </table:table-cell>
          <table:table-cell office:value-type="float" office:value="-248" calcext:value-type="float">
            <text:p>-248</text:p>
          </table:table-cell>
          <table:table-cell/>
          <table:table-cell table:formula="of:=-ACOS(([.C123]-[.E123])/SQRT(([.C123]-[.E123])*([.C123]-[.E123])+([.B123]-[.D123])*([.B123]-[.D123])))" office:value-type="float" office:value="-0.590811584923616" calcext:value-type="float">
            <text:p>-0.5908115849</text:p>
          </table:table-cell>
          <table:table-cell table:formula="of:=([.D123]+[.B123])/2-70*COS([.G123])" office:value-type="float" office:value="513.36577901085" calcext:value-type="float">
            <text:p>513.3657790109</text:p>
          </table:table-cell>
          <table:table-cell table:formula="of:=([.E123]+[.C123])/2+70*SIN([.G123])" office:value-type="float" office:value="-245.992465297601" calcext:value-type="float">
            <text:p>-245.9924652976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6" calcext:value-type="float">
            <text:p>-196</text:p>
          </table:table-cell>
          <table:table-cell office:value-type="float" office:value="541" calcext:value-type="float">
            <text:p>541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-ACOS(([.C124]-[.E124])/SQRT(([.C124]-[.E124])*([.C124]-[.E124])+([.B124]-[.D124])*([.B124]-[.D124])))" office:value-type="float" office:value="-0.551654982528547" calcext:value-type="float">
            <text:p>-0.5516549825</text:p>
          </table:table-cell>
          <table:table-cell table:formula="of:=([.D124]+[.B124])/2-70*COS([.G124])" office:value-type="float" office:value="505.383917830682" calcext:value-type="float">
            <text:p>505.3839178307</text:p>
          </table:table-cell>
          <table:table-cell table:formula="of:=([.E124]+[.C124])/2+70*SIN([.G124])" office:value-type="float" office:value="-271.686819796503" calcext:value-type="float">
            <text:p>-271.6868197965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6]-[.C126])/SQRT(([.E126]-[.C126])*([.E126]-[.C126])+([.D126]-[.B126])*([.D126]-[.B126])))" office:value-type="float" office:value="1.65308431656958" calcext:value-type="float">
            <text:p>1.6530843166</text:p>
          </table:table-cell>
          <table:table-cell table:formula="of:=([.B126]+[.D126])/2-70*COS([.G126])" office:value-type="float" office:value="155.253660844275" calcext:value-type="float">
            <text:p>155.2536608443</text:p>
          </table:table-cell>
          <table:table-cell table:formula="of:=([.C126]+[.E126])/2+70*SIN([.G126])" office:value-type="float" office:value="385.763137736838" calcext:value-type="float">
            <text:p>385.7631377368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PI()-ACOS(([.E127]-[.C127])/SQRT(([.E127]-[.C127])*([.E127]-[.C127])+([.D127]-[.B127])*([.D127]-[.B127])))" office:value-type="float" office:value="1.68607245276585" calcext:value-type="float">
            <text:p>1.6860724528</text:p>
          </table:table-cell>
          <table:table-cell table:formula="of:=([.B127]+[.D127])/2-70*COS([.G127])" office:value-type="float" office:value="151.551469028055" calcext:value-type="float">
            <text:p>151.5514690281</text:p>
          </table:table-cell>
          <table:table-cell table:formula="of:=([.C127]+[.E127])/2+70*SIN([.G127])" office:value-type="float" office:value="390.035414333203" calcext:value-type="float">
            <text:p>390.035414333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PI()-ACOS(([.E128]-[.C128])/SQRT(([.E128]-[.C128])*([.E128]-[.C128])+([.D128]-[.B128])*([.D128]-[.B128])))" office:value-type="float" office:value="1.66427310795349" calcext:value-type="float">
            <text:p>1.664273108</text:p>
          </table:table-cell>
          <table:table-cell table:formula="of:=([.B128]+[.D128])/2-70*COS([.G128])" office:value-type="float" office:value="155.533849608514" calcext:value-type="float">
            <text:p>155.5338496085</text:p>
          </table:table-cell>
          <table:table-cell table:formula="of:=([.C128]+[.E128])/2+70*SIN([.G128])" office:value-type="float" office:value="387.19439582415" calcext:value-type="float">
            <text:p>387.1943958242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9]-[.C129])/SQRT(([.E129]-[.C129])*([.E129]-[.C129])+([.D129]-[.B129])*([.D129]-[.B129])))" office:value-type="float" office:value="1.66427310795349" calcext:value-type="float">
            <text:p>1.664273108</text:p>
          </table:table-cell>
          <table:table-cell table:formula="of:=([.B129]+[.D129])/2-70*COS([.G129])" office:value-type="float" office:value="159.533849608514" calcext:value-type="float">
            <text:p>159.5338496085</text:p>
          </table:table-cell>
          <table:table-cell table:formula="of:=([.C129]+[.E129])/2+70*SIN([.G129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30]-[.C130])/SQRT(([.E130]-[.C130])*([.E130]-[.C130])+([.D130]-[.B130])*([.D130]-[.B130])))" office:value-type="float" office:value="1.63673831657617" calcext:value-type="float">
            <text:p>1.6367383166</text:p>
          </table:table-cell>
          <table:table-cell table:formula="of:=([.B130]+[.D130])/2-70*COS([.G130])" office:value-type="float" office:value="154.612594728403" calcext:value-type="float">
            <text:p>154.6125947284</text:p>
          </table:table-cell>
          <table:table-cell table:formula="of:=([.C130]+[.E130])/2+70*SIN([.G130])" office:value-type="float" office:value="382.347863030099" calcext:value-type="float">
            <text:p>382.3478630301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31]-[.C131])/SQRT(([.E131]-[.C131])*([.E131]-[.C131])+([.D131]-[.B131])*([.D131]-[.B131])))" office:value-type="float" office:value="1.68488210596306" calcext:value-type="float">
            <text:p>1.684882106</text:p>
          </table:table-cell>
          <table:table-cell table:formula="of:=([.B131]+[.D131])/2-70*COS([.G131])" office:value-type="float" office:value="150.968692085304" calcext:value-type="float">
            <text:p>150.9686920853</text:p>
          </table:table-cell>
          <table:table-cell table:formula="of:=([.C131]+[.E131])/2+70*SIN([.G131])" office:value-type="float" office:value="391.04494910811" calcext:value-type="float">
            <text:p>391.0449491081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32]-[.C132])/SQRT(([.E132]-[.C132])*([.E132]-[.C132])+([.D132]-[.B132])*([.D132]-[.B132])))" office:value-type="float" office:value="1.64434761728344" calcext:value-type="float">
            <text:p>1.6443476173</text:p>
          </table:table-cell>
          <table:table-cell table:formula="of:=([.B132]+[.D132])/2-70*COS([.G132])" office:value-type="float" office:value="157.6439494556" calcext:value-type="float">
            <text:p>157.6439494556</text:p>
          </table:table-cell>
          <table:table-cell table:formula="of:=([.C132]+[.E132])/2+70*SIN([.G132])" office:value-type="float" office:value="384.310742611709" calcext:value-type="float">
            <text:p>384.310742611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3]-[.C133])/SQRT(([.E133]-[.C133])*([.E133]-[.C133])+([.D133]-[.B133])*([.D133]-[.B133])))" office:value-type="float" office:value="1.66525126218994" calcext:value-type="float">
            <text:p>1.6652512622</text:p>
          </table:table-cell>
          <table:table-cell table:formula="of:=([.B133]+[.D133])/2-70*COS([.G133])" office:value-type="float" office:value="152.102018340429" calcext:value-type="float">
            <text:p>152.1020183404</text:p>
          </table:table-cell>
          <table:table-cell table:formula="of:=([.C133]+[.E133])/2+70*SIN([.G133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4]-[.C134])/SQRT(([.E134]-[.C134])*([.E134]-[.C134])+([.D134]-[.B134])*([.D134]-[.B134])))" office:value-type="float" office:value="1.65393755868334" calcext:value-type="float">
            <text:p>1.6539375587</text:p>
          </table:table-cell>
          <table:table-cell table:formula="of:=([.B134]+[.D134])/2-70*COS([.G134])" office:value-type="float" office:value="154.813183589762" calcext:value-type="float">
            <text:p>154.8131835898</text:p>
          </table:table-cell>
          <table:table-cell table:formula="of:=([.C134]+[.E134])/2+70*SIN([.G134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5]-[.C135])/SQRT(([.E135]-[.C135])*([.E135]-[.C135])+([.D135]-[.B135])*([.D135]-[.B135])))" office:value-type="float" office:value="1.66525126218994" calcext:value-type="float">
            <text:p>1.6652512622</text:p>
          </table:table-cell>
          <table:table-cell table:formula="of:=([.B135]+[.D135])/2-70*COS([.G135])" office:value-type="float" office:value="153.102018340429" calcext:value-type="float">
            <text:p>153.1020183404</text:p>
          </table:table-cell>
          <table:table-cell table:formula="of:=([.C135]+[.E135])/2+70*SIN([.G135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36]-[.C136])/SQRT(([.E136]-[.C136])*([.E136]-[.C136])+([.D136]-[.B136])*([.D136]-[.B136])))" office:value-type="float" office:value="1.64358417539882" calcext:value-type="float">
            <text:p>1.6435841754</text:p>
          </table:table-cell>
          <table:table-cell table:formula="of:=([.B136]+[.D136])/2-70*COS([.G136])" office:value-type="float" office:value="160.090651516812" calcext:value-type="float">
            <text:p>160.0906515168</text:p>
          </table:table-cell>
          <table:table-cell table:formula="of:=([.C136]+[.E136])/2+70*SIN([.G136])" office:value-type="float" office:value="381.314649373426" calcext:value-type="float">
            <text:p>381.314649373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7]-[.C137])/SQRT(([.E137]-[.C137])*([.E137]-[.C137])+([.D137]-[.B137])*([.D137]-[.B137])))" office:value-type="float" office:value="1.64358417539882" calcext:value-type="float">
            <text:p>1.6435841754</text:p>
          </table:table-cell>
          <table:table-cell table:formula="of:=([.B137]+[.D137])/2-70*COS([.G137])" office:value-type="float" office:value="155.090651516812" calcext:value-type="float">
            <text:p>155.0906515168</text:p>
          </table:table-cell>
          <table:table-cell table:formula="of:=([.C137]+[.E137])/2+70*SIN([.G137])" office:value-type="float" office:value="386.314649373426" calcext:value-type="float">
            <text:p>386.3146493734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8]-[.C138])/SQRT(([.E138]-[.C138])*([.E138]-[.C138])+([.D138]-[.B138])*([.D138]-[.B138])))" office:value-type="float" office:value="1.66427310795349" calcext:value-type="float">
            <text:p>1.664273108</text:p>
          </table:table-cell>
          <table:table-cell table:formula="of:=([.B138]+[.D138])/2-70*COS([.G138])" office:value-type="float" office:value="154.533849608514" calcext:value-type="float">
            <text:p>154.5338496085</text:p>
          </table:table-cell>
          <table:table-cell table:formula="of:=([.C138]+[.E138])/2+70*SIN([.G138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9]-[.C139])/SQRT(([.E139]-[.C139])*([.E139]-[.C139])+([.D139]-[.B139])*([.D139]-[.B139])))" office:value-type="float" office:value="1.65393755868334" calcext:value-type="float">
            <text:p>1.6539375587</text:p>
          </table:table-cell>
          <table:table-cell table:formula="of:=([.B139]+[.D139])/2-70*COS([.G139])" office:value-type="float" office:value="159.813183589762" calcext:value-type="float">
            <text:p>159.8131835898</text:p>
          </table:table-cell>
          <table:table-cell table:formula="of:=([.C139]+[.E139])/2+70*SIN([.G139])" office:value-type="float" office:value="382.758203077142" calcext:value-type="float">
            <text:p>382.7582030771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40]-[.C140])/SQRT(([.E140]-[.C140])*([.E140]-[.C140])+([.D140]-[.B140])*([.D140]-[.B140])))" office:value-type="float" office:value="1.66427310795349" calcext:value-type="float">
            <text:p>1.664273108</text:p>
          </table:table-cell>
          <table:table-cell table:formula="of:=([.B140]+[.D140])/2-70*COS([.G140])" office:value-type="float" office:value="156.533849608514" calcext:value-type="float">
            <text:p>156.5338496085</text:p>
          </table:table-cell>
          <table:table-cell table:formula="of:=([.C140]+[.E140])/2+70*SIN([.G140])" office:value-type="float" office:value="386.19439582415" calcext:value-type="float">
            <text:p>386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41]-[.C141])/SQRT(([.E141]-[.C141])*([.E141]-[.C141])+([.D141]-[.B141])*([.D141]-[.B141])))" office:value-type="float" office:value="1.64358417539882" calcext:value-type="float">
            <text:p>1.6435841754</text:p>
          </table:table-cell>
          <table:table-cell table:formula="of:=([.B141]+[.D141])/2-70*COS([.G141])" office:value-type="float" office:value="159.090651516812" calcext:value-type="float">
            <text:p>159.0906515168</text:p>
          </table:table-cell>
          <table:table-cell table:formula="of:=([.C141]+[.E141])/2+70*SIN([.G141])" office:value-type="float" office:value="383.314649373426" calcext:value-type="float">
            <text:p>383.3146493734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42]-[.C142])/SQRT(([.E142]-[.C142])*([.E142]-[.C142])+([.D142]-[.B142])*([.D142]-[.B142])))" office:value-type="float" office:value="1.67458866725194" calcext:value-type="float">
            <text:p>1.6745886673</text:p>
          </table:table-cell>
          <table:table-cell table:formula="of:=([.B142]+[.D142])/2-70*COS([.G142])" office:value-type="float" office:value="153.252425898162" calcext:value-type="float">
            <text:p>153.2524258982</text:p>
          </table:table-cell>
          <table:table-cell table:formula="of:=([.C142]+[.E142])/2+70*SIN([.G142])" office:value-type="float" office:value="387.623288622354" calcext:value-type="float">
            <text:p>387.623288622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43]-[.C143])/SQRT(([.E143]-[.C143])*([.E143]-[.C143])+([.D143]-[.B143])*([.D143]-[.B143])))" office:value-type="float" office:value="1.65393755868334" calcext:value-type="float">
            <text:p>1.6539375587</text:p>
          </table:table-cell>
          <table:table-cell table:formula="of:=([.B143]+[.D143])/2-70*COS([.G143])" office:value-type="float" office:value="155.813183589762" calcext:value-type="float">
            <text:p>155.8131835898</text:p>
          </table:table-cell>
          <table:table-cell table:formula="of:=([.C143]+[.E143])/2+70*SIN([.G143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PI()-ACOS(([.E144]-[.C144])/SQRT(([.E144]-[.C144])*([.E144]-[.C144])+([.D144]-[.B144])*([.D144]-[.B144])))" office:value-type="float" office:value="1.62283264160411" calcext:value-type="float">
            <text:p>1.6228326416</text:p>
          </table:table-cell>
          <table:table-cell table:formula="of:=([.B144]+[.D144])/2-70*COS([.G144])" office:value-type="float" office:value="161.640898393291" calcext:value-type="float">
            <text:p>161.6408983933</text:p>
          </table:table-cell>
          <table:table-cell table:formula="of:=([.C144]+[.E144])/2+70*SIN([.G144])" office:value-type="float" office:value="375.405249151188" calcext:value-type="float">
            <text:p>375.405249151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5]-[.C145])/SQRT(([.E145]-[.C145])*([.E145]-[.C145])+([.D145]-[.B145])*([.D145]-[.B145])))" office:value-type="float" office:value="1.63321513679085" calcext:value-type="float">
            <text:p>1.6332151368</text:p>
          </table:table-cell>
          <table:table-cell table:formula="of:=([.B145]+[.D145])/2-70*COS([.G145])" office:value-type="float" office:value="158.366480030863" calcext:value-type="float">
            <text:p>158.3664800309</text:p>
          </table:table-cell>
          <table:table-cell table:formula="of:=([.C145]+[.E145])/2+70*SIN([.G145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6]-[.C146])/SQRT(([.E146]-[.C146])*([.E146]-[.C146])+([.D146]-[.B146])*([.D146]-[.B146])))" office:value-type="float" office:value="1.63321513679085" calcext:value-type="float">
            <text:p>1.6332151368</text:p>
          </table:table-cell>
          <table:table-cell table:formula="of:=([.B146]+[.D146])/2-70*COS([.G146])" office:value-type="float" office:value="160.366480030863" calcext:value-type="float">
            <text:p>160.3664800309</text:p>
          </table:table-cell>
          <table:table-cell table:formula="of:=([.C146]+[.E146])/2+70*SIN([.G146])" office:value-type="float" office:value="382.863680493802" calcext:value-type="float">
            <text:p>382.863680493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PI()-ACOS(([.E147]-[.C147])/SQRT(([.E147]-[.C147])*([.E147]-[.C147])+([.D147]-[.B147])*([.D147]-[.B147])))" office:value-type="float" office:value="1.65108314207791" calcext:value-type="float">
            <text:p>1.6510831421</text:p>
          </table:table-cell>
          <table:table-cell table:formula="of:=([.B147]+[.D147])/2-70*COS([.G147])" office:value-type="float" office:value="164.114041204922" calcext:value-type="float">
            <text:p>164.1140412049</text:p>
          </table:table-cell>
          <table:table-cell table:formula="of:=([.C147]+[.E147])/2+70*SIN([.G147])" office:value-type="float" office:value="377.274512118319" calcext:value-type="float">
            <text:p>377.274512118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48]-[.C148])/SQRT(([.E148]-[.C148])*([.E148]-[.C148])+([.D148]-[.B148])*([.D148]-[.B148])))" office:value-type="float" office:value="1.65224837110077" calcext:value-type="float">
            <text:p>1.6522483711</text:p>
          </table:table-cell>
          <table:table-cell table:formula="of:=([.B148]+[.D148])/2-70*COS([.G148])" office:value-type="float" office:value="163.695340661843" calcext:value-type="float">
            <text:p>163.6953406618</text:p>
          </table:table-cell>
          <table:table-cell table:formula="of:=([.C148]+[.E148])/2+70*SIN([.G148])" office:value-type="float" office:value="380.767923107583" calcext:value-type="float">
            <text:p>380.7679231076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03" calcext:value-type="float">
            <text:p>303</text:p>
          </table:table-cell>
          <table:table-cell office:value-type="float" office:value="210" calcext:value-type="float">
            <text:p>210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49]-[.C149])/SQRT(([.E149]-[.C149])*([.E149]-[.C149])+([.D149]-[.B149])*([.D149]-[.B149])))" office:value-type="float" office:value="1.75427628394464" calcext:value-type="float">
            <text:p>1.7542762839</text:p>
          </table:table-cell>
          <table:table-cell table:formula="of:=([.B149]+[.D149])/2-70*COS([.G149])" office:value-type="float" office:value="174.271655146348" calcext:value-type="float">
            <text:p>174.2716551463</text:p>
          </table:table-cell>
          <table:table-cell table:formula="of:=([.C149]+[.E149])/2+70*SIN([.G149])" office:value-type="float" office:value="380.825030510874" calcext:value-type="float">
            <text:p>380.825030510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50]-[.C150])/SQRT(([.E150]-[.C150])*([.E150]-[.C150])+([.D150]-[.B150])*([.D150]-[.B150])))" office:value-type="float" office:value="1.81334781022209" calcext:value-type="float">
            <text:p>1.8133478102</text:p>
          </table:table-cell>
          <table:table-cell table:formula="of:=([.B150]+[.D150])/2-70*COS([.G150])" office:value-type="float" office:value="158.312614192742" calcext:value-type="float">
            <text:p>158.3126141927</text:p>
          </table:table-cell>
          <table:table-cell table:formula="of:=([.C150]+[.E150])/2+70*SIN([.G150])" office:value-type="float" office:value="383.950982362332" calcext:value-type="float">
            <text:p>383.950982362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51]-[.C151])/SQRT(([.E151]-[.C151])*([.E151]-[.C151])+([.D151]-[.B151])*([.D151]-[.B151])))" office:value-type="float" office:value="1.79071060203752" calcext:value-type="float">
            <text:p>1.790710602</text:p>
          </table:table-cell>
          <table:table-cell table:formula="of:=([.B151]+[.D151])/2-70*COS([.G151])" office:value-type="float" office:value="162.770217459493" calcext:value-type="float">
            <text:p>162.7702174595</text:p>
          </table:table-cell>
          <table:table-cell table:formula="of:=([.C151]+[.E151])/2+70*SIN([.G151])" office:value-type="float" office:value="386.814130739839" calcext:value-type="float">
            <text:p>386.814130739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PI()-ACOS(([.E152]-[.C152])/SQRT(([.E152]-[.C152])*([.E152]-[.C152])+([.D152]-[.B152])*([.D152]-[.B152])))" office:value-type="float" office:value="1.69263876381481" calcext:value-type="float">
            <text:p>1.6926387638</text:p>
          </table:table-cell>
          <table:table-cell table:formula="of:=([.B152]+[.D152])/2-70*COS([.G152])" office:value-type="float" office:value="154.507883331675" calcext:value-type="float">
            <text:p>154.5078833317</text:p>
          </table:table-cell>
          <table:table-cell table:formula="of:=([.C152]+[.E152])/2+70*SIN([.G152])" office:value-type="float" office:value="388.481047208678" calcext:value-type="float">
            <text:p>388.481047208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53]-[.C153])/SQRT(([.E153]-[.C153])*([.E153]-[.C153])+([.D153]-[.B153])*([.D153]-[.B153])))" office:value-type="float" office:value="1.6938822864899" calcext:value-type="float">
            <text:p>1.6938822865</text:p>
          </table:table-cell>
          <table:table-cell table:formula="of:=([.B153]+[.D153])/2-70*COS([.G153])" office:value-type="float" office:value="155.094277989024" calcext:value-type="float">
            <text:p>155.094277989</text:p>
          </table:table-cell>
          <table:table-cell table:formula="of:=([.C153]+[.E153])/2+70*SIN([.G153])" office:value-type="float" office:value="387.470413744611" calcext:value-type="float">
            <text:p>387.470413744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54]-[.C154])/SQRT(([.E154]-[.C154])*([.E154]-[.C154])+([.D154]-[.B154])*([.D154]-[.B154])))" office:value-type="float" office:value="1.71560882503384" calcext:value-type="float">
            <text:p>1.715608825</text:p>
          </table:table-cell>
          <table:table-cell table:formula="of:=([.B154]+[.D154])/2-70*COS([.G154])" office:value-type="float" office:value="154.101482515021" calcext:value-type="float">
            <text:p>154.101482515</text:p>
          </table:table-cell>
          <table:table-cell table:formula="of:=([.C154]+[.E154])/2+70*SIN([.G154])" office:value-type="float" office:value="389.26730867443" calcext:value-type="float">
            <text:p>389.267308674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5]-[.C155])/SQRT(([.E155]-[.C155])*([.E155]-[.C155])+([.D155]-[.B155])*([.D155]-[.B155])))" office:value-type="float" office:value="1.66331494791454" calcext:value-type="float">
            <text:p>1.6633149479</text:p>
          </table:table-cell>
          <table:table-cell table:formula="of:=([.B155]+[.D155])/2-70*COS([.G155])" office:value-type="float" office:value="159.967068234447" calcext:value-type="float">
            <text:p>159.9670682344</text:p>
          </table:table-cell>
          <table:table-cell table:formula="of:=([.C155]+[.E155])/2+70*SIN([.G155])" office:value-type="float" office:value="384.2006243046" calcext:value-type="float">
            <text:p>384.200624304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56]-[.C156])/SQRT(([.E156]-[.C156])*([.E156]-[.C156])+([.D156]-[.B156])*([.D156]-[.B156])))" office:value-type="float" office:value="1.67352619421357" calcext:value-type="float">
            <text:p>1.6735261942</text:p>
          </table:table-cell>
          <table:table-cell table:formula="of:=([.B156]+[.D156])/2-70*COS([.G156])" office:value-type="float" office:value="161.678448951629" calcext:value-type="float">
            <text:p>161.6784489516</text:p>
          </table:table-cell>
          <table:table-cell table:formula="of:=([.C156]+[.E156])/2+70*SIN([.G156])" office:value-type="float" office:value="381.6309548308" calcext:value-type="float">
            <text:p>381.6309548308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57]-[.C157])/SQRT(([.E157]-[.C157])*([.E157]-[.C157])+([.D157]-[.B157])*([.D157]-[.B157])))" office:value-type="float" office:value="1.67352619421357" calcext:value-type="float">
            <text:p>1.6735261942</text:p>
          </table:table-cell>
          <table:table-cell table:formula="of:=([.B157]+[.D157])/2-70*COS([.G157])" office:value-type="float" office:value="157.678448951629" calcext:value-type="float">
            <text:p>157.6784489516</text:p>
          </table:table-cell>
          <table:table-cell table:formula="of:=([.C157]+[.E157])/2+70*SIN([.G157])" office:value-type="float" office:value="385.6309548308" calcext:value-type="float">
            <text:p>385.6309548308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8]-[.C158])/SQRT(([.E158]-[.C158])*([.E158]-[.C158])+([.D158]-[.B158])*([.D158]-[.B158])))" office:value-type="float" office:value="1.67352619421357" calcext:value-type="float">
            <text:p>1.6735261942</text:p>
          </table:table-cell>
          <table:table-cell table:formula="of:=([.B158]+[.D158])/2-70*COS([.G158])" office:value-type="float" office:value="161.678448951629" calcext:value-type="float">
            <text:p>161.6784489516</text:p>
          </table:table-cell>
          <table:table-cell table:formula="of:=([.C158]+[.E158])/2+70*SIN([.G158])" office:value-type="float" office:value="383.6309548308" calcext:value-type="float">
            <text:p>383.630954830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4" calcext:value-type="float">
            <text:p>20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9]-[.C159])/SQRT(([.E159]-[.C159])*([.E159]-[.C159])+([.D159]-[.B159])*([.D159]-[.B159])))" office:value-type="float" office:value="1.67352619421357" calcext:value-type="float">
            <text:p>1.6735261942</text:p>
          </table:table-cell>
          <table:table-cell table:formula="of:=([.B159]+[.D159])/2-70*COS([.G159])" office:value-type="float" office:value="162.678448951629" calcext:value-type="float">
            <text:p>162.6784489516</text:p>
          </table:table-cell>
          <table:table-cell table:formula="of:=([.C159]+[.E159])/2+70*SIN([.G159])" office:value-type="float" office:value="382.6309548308" calcext:value-type="float">
            <text:p>382.6309548308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60]-[.C160])/SQRT(([.E160]-[.C160])*([.E160]-[.C160])+([.D160]-[.B160])*([.D160]-[.B160])))" office:value-type="float" office:value="1.67352619421357" calcext:value-type="float">
            <text:p>1.6735261942</text:p>
          </table:table-cell>
          <table:table-cell table:formula="of:=([.B160]+[.D160])/2-70*COS([.G160])" office:value-type="float" office:value="159.678448951629" calcext:value-type="float">
            <text:p>159.6784489516</text:p>
          </table:table-cell>
          <table:table-cell table:formula="of:=([.C160]+[.E160])/2+70*SIN([.G160])" office:value-type="float" office:value="383.6309548308" calcext:value-type="float">
            <text:p>383.630954830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11" calcext:value-type="float">
            <text:p>311</text:p>
          </table:table-cell>
          <table:table-cell office:value-type="float" office:value="198" calcext:value-type="float">
            <text:p>19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61]-[.C161])/SQRT(([.E161]-[.C161])*([.E161]-[.C161])+([.D161]-[.B161])*([.D161]-[.B161])))" office:value-type="float" office:value="1.6938822864899" calcext:value-type="float">
            <text:p>1.6938822865</text:p>
          </table:table-cell>
          <table:table-cell table:formula="of:=([.B161]+[.D161])/2-70*COS([.G161])" office:value-type="float" office:value="158.094277989024" calcext:value-type="float">
            <text:p>158.094277989</text:p>
          </table:table-cell>
          <table:table-cell table:formula="of:=([.C161]+[.E161])/2+70*SIN([.G161])" office:value-type="float" office:value="386.470413744611" calcext:value-type="float">
            <text:p>386.470413744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62]-[.C162])/SQRT(([.E162]-[.C162])*([.E162]-[.C162])+([.D162]-[.B162])*([.D162]-[.B162])))" office:value-type="float" office:value="1.67352619421357" calcext:value-type="float">
            <text:p>1.6735261942</text:p>
          </table:table-cell>
          <table:table-cell table:formula="of:=([.B162]+[.D162])/2-70*COS([.G162])" office:value-type="float" office:value="160.678448951629" calcext:value-type="float">
            <text:p>160.6784489516</text:p>
          </table:table-cell>
          <table:table-cell table:formula="of:=([.C162]+[.E162])/2+70*SIN([.G162])" office:value-type="float" office:value="382.6309548308" calcext:value-type="float">
            <text:p>382.630954830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63]-[.C163])/SQRT(([.E163]-[.C163])*([.E163]-[.C163])+([.D163]-[.B163])*([.D163]-[.B163])))" office:value-type="float" office:value="1.6938822864899" calcext:value-type="float">
            <text:p>1.6938822865</text:p>
          </table:table-cell>
          <table:table-cell table:formula="of:=([.B163]+[.D163])/2-70*COS([.G163])" office:value-type="float" office:value="154.094277989024" calcext:value-type="float">
            <text:p>154.094277989</text:p>
          </table:table-cell>
          <table:table-cell table:formula="of:=([.C163]+[.E163])/2+70*SIN([.G163])" office:value-type="float" office:value="387.470413744611" calcext:value-type="float">
            <text:p>387.470413744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64]-[.C164])/SQRT(([.E164]-[.C164])*([.E164]-[.C164])+([.D164]-[.B164])*([.D164]-[.B164])))" office:value-type="float" office:value="1.6938822864899" calcext:value-type="float">
            <text:p>1.6938822865</text:p>
          </table:table-cell>
          <table:table-cell table:formula="of:=([.B164]+[.D164])/2-70*COS([.G164])" office:value-type="float" office:value="162.094277989024" calcext:value-type="float">
            <text:p>162.094277989</text:p>
          </table:table-cell>
          <table:table-cell table:formula="of:=([.C164]+[.E164])/2+70*SIN([.G164])" office:value-type="float" office:value="383.470413744611" calcext:value-type="float">
            <text:p>383.470413744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65]-[.C165])/SQRT(([.E165]-[.C165])*([.E165]-[.C165])+([.D165]-[.B165])*([.D165]-[.B165])))" office:value-type="float" office:value="1.64138591661377" calcext:value-type="float">
            <text:p>1.6413859166</text:p>
          </table:table-cell>
          <table:table-cell table:formula="of:=([.B165]+[.D165])/2-70*COS([.G165])" office:value-type="float" office:value="162.437168674227" calcext:value-type="float">
            <text:p>162.4371686742</text:p>
          </table:table-cell>
          <table:table-cell table:formula="of:=([.C165]+[.E165])/2+70*SIN([.G165])" office:value-type="float" office:value="382.325671249779" calcext:value-type="float">
            <text:p>382.325671249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66]-[.C166])/SQRT(([.E166]-[.C166])*([.E166]-[.C166])+([.D166]-[.B166])*([.D166]-[.B166])))" office:value-type="float" office:value="1.70402307843528" calcext:value-type="float">
            <text:p>1.7040230784</text:p>
          </table:table-cell>
          <table:table-cell table:formula="of:=([.B166]+[.D166])/2-70*COS([.G166])" office:value-type="float" office:value="151.798309031522" calcext:value-type="float">
            <text:p>151.7983090315</text:p>
          </table:table-cell>
          <table:table-cell table:formula="of:=([.C166]+[.E166])/2+70*SIN([.G166])" office:value-type="float" office:value="389.879690465974" calcext:value-type="float">
            <text:p>389.8796904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4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-314" calcext:value-type="float">
            <text:p>-314</text:p>
          </table:table-cell>
          <table:table-cell office:value-type="float" office:value="110" calcext:value-type="float">
            <text:p>110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68]-[.C168])/SQRT(([.E168]-[.C168])*([.E168]-[.C168])+([.D168]-[.B168])*([.D168]-[.B168])))" office:value-type="float" office:value="-1.53955649336463" calcext:value-type="float">
            <text:p>-1.5395564934</text:p>
          </table:table-cell>
          <table:table-cell table:formula="of:=([.B168]+[.D168])/2-70*COS([.G168])" office:value-type="float" office:value="155.81356733356" calcext:value-type="float">
            <text:p>155.8135673336</text:p>
          </table:table-cell>
          <table:table-cell table:formula="of:=([.C168]+[.E168])/2+70*SIN([.G168])" office:value-type="float" office:value="-382.465845326096" calcext:value-type="float">
            <text:p>-382.4658453261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69]-[.C169])/SQRT(([.E169]-[.C169])*([.E169]-[.C169])+([.D169]-[.B169])*([.D169]-[.B169])))" office:value-type="float" office:value="-1.42745627174929" calcext:value-type="float">
            <text:p>-1.4274562717</text:p>
          </table:table-cell>
          <table:table-cell table:formula="of:=([.B169]+[.D169])/2-70*COS([.G169])" office:value-type="float" office:value="141.500520575757" calcext:value-type="float">
            <text:p>141.5005205758</text:p>
          </table:table-cell>
          <table:table-cell table:formula="of:=([.C169]+[.E169])/2+70*SIN([.G169])" office:value-type="float" office:value="-389.282107439397" calcext:value-type="float">
            <text:p>-389.282107439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0]-[.C170])/SQRT(([.E170]-[.C170])*([.E170]-[.C170])+([.D170]-[.B170])*([.D170]-[.B170])))" office:value-type="float" office:value="-1.41579958487096" calcext:value-type="float">
            <text:p>-1.4157995849</text:p>
          </table:table-cell>
          <table:table-cell table:formula="of:=([.B170]+[.D170])/2-70*COS([.G170])" office:value-type="float" office:value="136.193618380847" calcext:value-type="float">
            <text:p>136.1936183808</text:p>
          </table:table-cell>
          <table:table-cell table:formula="of:=([.C170]+[.E170])/2+70*SIN([.G170])" office:value-type="float" office:value="-392.660842362577" calcext:value-type="float">
            <text:p>-392.6608423626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-338" calcext:value-type="float">
            <text:p>-338</text:p>
          </table:table-cell>
          <table:table-cell office:value-type="float" office:value="91" calcext:value-type="float">
            <text:p>9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-ACOS(([.E171]-[.C171])/SQRT(([.E171]-[.C171])*([.E171]-[.C171])+([.D171]-[.B171])*([.D171]-[.B171])))" office:value-type="float" office:value="-1.38354240706141" calcext:value-type="float">
            <text:p>-1.3835424071</text:p>
          </table:table-cell>
          <table:table-cell table:formula="of:=([.B171]+[.D171])/2-70*COS([.G171])" office:value-type="float" office:value="125.468693332173" calcext:value-type="float">
            <text:p>125.4686933322</text:p>
          </table:table-cell>
          <table:table-cell table:formula="of:=([.C171]+[.E171])/2+70*SIN([.G171])" office:value-type="float" office:value="-397.776340746866" calcext:value-type="float">
            <text:p>-397.7763407469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30" calcext:value-type="float">
            <text:p>-330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72]-[.C172])/SQRT(([.E172]-[.C172])*([.E172]-[.C172])+([.D172]-[.B172])*([.D172]-[.B172])))" office:value-type="float" office:value="-1.41579958487096" calcext:value-type="float">
            <text:p>-1.4157995849</text:p>
          </table:table-cell>
          <table:table-cell table:formula="of:=([.B172]+[.D172])/2-70*COS([.G172])" office:value-type="float" office:value="139.193618380847" calcext:value-type="float">
            <text:p>139.1936183808</text:p>
          </table:table-cell>
          <table:table-cell table:formula="of:=([.C172]+[.E172])/2+70*SIN([.G172])" office:value-type="float" office:value="-391.660842362577" calcext:value-type="float">
            <text:p>-391.660842362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2" calcext:value-type="float">
            <text:p>-332</text:p>
          </table:table-cell>
          <table:table-cell office:value-type="float" office:value="100" calcext:value-type="float">
            <text:p>1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3]-[.C173])/SQRT(([.E173]-[.C173])*([.E173]-[.C173])+([.D173]-[.B173])*([.D173]-[.B173])))" office:value-type="float" office:value="-1.40219938718547" calcext:value-type="float">
            <text:p>-1.4021993872</text:p>
          </table:table-cell>
          <table:table-cell table:formula="of:=([.B173]+[.D173])/2-70*COS([.G173])" office:value-type="float" office:value="135.254045636615" calcext:value-type="float">
            <text:p>135.2540456366</text:p>
          </table:table-cell>
          <table:table-cell table:formula="of:=([.C173]+[.E173])/2+70*SIN([.G173])" office:value-type="float" office:value="-393.007481884889" calcext:value-type="float">
            <text:p>-393.00748188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4]-[.C174])/SQRT(([.E174]-[.C174])*([.E174]-[.C174])+([.D174]-[.B174])*([.D174]-[.B174])))" office:value-type="float" office:value="-1.41419444981288" calcext:value-type="float">
            <text:p>-1.4141944498</text:p>
          </table:table-cell>
          <table:table-cell table:formula="of:=([.B174]+[.D174])/2-70*COS([.G174])" office:value-type="float" office:value="136.582619856889" calcext:value-type="float">
            <text:p>136.5826198569</text:p>
          </table:table-cell>
          <table:table-cell table:formula="of:=([.C174]+[.E174])/2+70*SIN([.G174])" office:value-type="float" office:value="-390.643407573035" calcext:value-type="float">
            <text:p>-390.64340757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5]-[.C175])/SQRT(([.E175]-[.C175])*([.E175]-[.C175])+([.D175]-[.B175])*([.D175]-[.B175])))" office:value-type="float" office:value="-1.40564764938027" calcext:value-type="float">
            <text:p>-1.4056476494</text:p>
          </table:table-cell>
          <table:table-cell table:formula="of:=([.B175]+[.D175])/2-70*COS([.G175])" office:value-type="float" office:value="130.492070888625" calcext:value-type="float">
            <text:p>130.4920708886</text:p>
          </table:table-cell>
          <table:table-cell table:formula="of:=([.C175]+[.E175])/2+70*SIN([.G175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6]-[.C176])/SQRT(([.E176]-[.C176])*([.E176]-[.C176])+([.D176]-[.B176])*([.D176]-[.B176])))" office:value-type="float" office:value="-1.40564764938027" calcext:value-type="float">
            <text:p>-1.4056476494</text:p>
          </table:table-cell>
          <table:table-cell table:formula="of:=([.B176]+[.D176])/2-70*COS([.G176])" office:value-type="float" office:value="134.492070888625" calcext:value-type="float">
            <text:p>134.4920708886</text:p>
          </table:table-cell>
          <table:table-cell table:formula="of:=([.C176]+[.E176])/2+70*SIN([.G176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0" calcext:value-type="float">
            <text:p>-330</text:p>
          </table:table-cell>
          <table:table-cell office:value-type="float" office:value="101" calcext:value-type="float">
            <text:p>101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7]-[.C177])/SQRT(([.E177]-[.C177])*([.E177]-[.C177])+([.D177]-[.B177])*([.D177]-[.B177])))" office:value-type="float" office:value="-1.42598382855596" calcext:value-type="float">
            <text:p>-1.4259838286</text:p>
          </table:table-cell>
          <table:table-cell table:formula="of:=([.B177]+[.D177])/2-70*COS([.G177])" office:value-type="float" office:value="138.898517484979" calcext:value-type="float">
            <text:p>138.898517485</text:p>
          </table:table-cell>
          <table:table-cell table:formula="of:=([.C177]+[.E177])/2+70*SIN([.G177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-326" calcext:value-type="float">
            <text:p>-326</text:p>
          </table:table-cell>
          <table:table-cell office:value-type="float" office:value="107" calcext:value-type="float">
            <text:p>107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8]-[.C178])/SQRT(([.E178]-[.C178])*([.E178]-[.C178])+([.D178]-[.B178])*([.D178]-[.B178])))" office:value-type="float" office:value="-1.43619841263443" calcext:value-type="float">
            <text:p>-1.4361984126</text:p>
          </table:table-cell>
          <table:table-cell table:formula="of:=([.B178]+[.D178])/2-70*COS([.G178])" office:value-type="float" office:value="145.606568907877" calcext:value-type="float">
            <text:p>145.6065689079</text:p>
          </table:table-cell>
          <table:table-cell table:formula="of:=([.C178]+[.E178])/2+70*SIN([.G178])" office:value-type="float" office:value="-388.86687575722" calcext:value-type="float">
            <text:p>-388.8668757572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office:value-type="float" office:value="105" calcext:value-type="float">
            <text:p>105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9]-[.C179])/SQRT(([.E179]-[.C179])*([.E179]-[.C179])+([.D179]-[.B179])*([.D179]-[.B179])))" office:value-type="float" office:value="-1.42598382855596" calcext:value-type="float">
            <text:p>-1.4259838286</text:p>
          </table:table-cell>
          <table:table-cell table:formula="of:=([.B179]+[.D179])/2-70*COS([.G179])" office:value-type="float" office:value="142.898517484979" calcext:value-type="float">
            <text:p>142.898517485</text:p>
          </table:table-cell>
          <table:table-cell table:formula="of:=([.C179]+[.E179])/2+70*SIN([.G179])" office:value-type="float" office:value="-390.26730867443" calcext:value-type="float">
            <text:p>-390.2673086744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5" calcext:value-type="float">
            <text:p>-335</text:p>
          </table:table-cell>
          <table:table-cell office:value-type="float" office:value="92" calcext:value-type="float">
            <text:p>92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0]-[.C180])/SQRT(([.E180]-[.C180])*([.E180]-[.C180])+([.D180]-[.B180])*([.D180]-[.B180])))" office:value-type="float" office:value="-1.39552995079182" calcext:value-type="float">
            <text:p>-1.3955299508</text:p>
          </table:table-cell>
          <table:table-cell table:formula="of:=([.B180]+[.D180])/2-70*COS([.G180])" office:value-type="float" office:value="127.794069274688" calcext:value-type="float">
            <text:p>127.7940692747</text:p>
          </table:table-cell>
          <table:table-cell table:formula="of:=([.C180]+[.E180])/2+70*SIN([.G180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1]-[.C181])/SQRT(([.E181]-[.C181])*([.E181]-[.C181])+([.D181]-[.B181])*([.D181]-[.B181])))" office:value-type="float" office:value="-1.40564764938027" calcext:value-type="float">
            <text:p>-1.4056476494</text:p>
          </table:table-cell>
          <table:table-cell table:formula="of:=([.B181]+[.D181])/2-70*COS([.G181])" office:value-type="float" office:value="136.492070888625" calcext:value-type="float">
            <text:p>136.4920708886</text:p>
          </table:table-cell>
          <table:table-cell table:formula="of:=([.C181]+[.E181])/2+70*SIN([.G181])" office:value-type="float" office:value="-390.04757466825" calcext:value-type="float">
            <text:p>-390.0475746683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6" calcext:value-type="float">
            <text:p>-336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2]-[.C182])/SQRT(([.E182]-[.C182])*([.E182]-[.C182])+([.D182]-[.B182])*([.D182]-[.B182])))" office:value-type="float" office:value="-1.39372317201602" calcext:value-type="float">
            <text:p>-1.393723172</text:p>
          </table:table-cell>
          <table:table-cell table:formula="of:=([.B182]+[.D182])/2-70*COS([.G182])" office:value-type="float" office:value="128.169552324613" calcext:value-type="float">
            <text:p>128.1695523246</text:p>
          </table:table-cell>
          <table:table-cell table:formula="of:=([.C182]+[.E182])/2+70*SIN([.G182])" office:value-type="float" office:value="-396.405442891868" calcext:value-type="float">
            <text:p>-396.4054428919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-335" calcext:value-type="float">
            <text:p>-335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3]-[.C183])/SQRT(([.E183]-[.C183])*([.E183]-[.C183])+([.D183]-[.B183])*([.D183]-[.B183])))" office:value-type="float" office:value="-1.40564764938027" calcext:value-type="float">
            <text:p>-1.4056476494</text:p>
          </table:table-cell>
          <table:table-cell table:formula="of:=([.B183]+[.D183])/2-70*COS([.G183])" office:value-type="float" office:value="129.492070888625" calcext:value-type="float">
            <text:p>129.4920708886</text:p>
          </table:table-cell>
          <table:table-cell table:formula="of:=([.C183]+[.E183])/2+70*SIN([.G183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4]-[.C184])/SQRT(([.E184]-[.C184])*([.E184]-[.C184])+([.D184]-[.B184])*([.D184]-[.B184])))" office:value-type="float" office:value="-1.39552995079182" calcext:value-type="float">
            <text:p>-1.3955299508</text:p>
          </table:table-cell>
          <table:table-cell table:formula="of:=([.B184]+[.D184])/2-70*COS([.G184])" office:value-type="float" office:value="129.794069274688" calcext:value-type="float">
            <text:p>129.7940692747</text:p>
          </table:table-cell>
          <table:table-cell table:formula="of:=([.C184]+[.E184])/2+70*SIN([.G184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30" calcext:value-type="float">
            <text:p>-330</text:p>
          </table:table-cell>
          <table:table-cell office:value-type="float" office:value="104" calcext:value-type="float">
            <text:p>1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85]-[.C185])/SQRT(([.E185]-[.C185])*([.E185]-[.C185])+([.D185]-[.B185])*([.D185]-[.B185])))" office:value-type="float" office:value="-1.41978098387354" calcext:value-type="float">
            <text:p>-1.4197809839</text:p>
          </table:table-cell>
          <table:table-cell table:formula="of:=([.B185]+[.D185])/2-70*COS([.G185])" office:value-type="float" office:value="139.469060210948" calcext:value-type="float">
            <text:p>139.4690602109</text:p>
          </table:table-cell>
          <table:table-cell table:formula="of:=([.C185]+[.E185])/2+70*SIN([.G185])" office:value-type="float" office:value="-392.203318613773" calcext:value-type="float">
            <text:p>-392.203318613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3" calcext:value-type="float">
            <text:p>-333</text:p>
          </table:table-cell>
          <table:table-cell office:value-type="float" office:value="100" calcext:value-type="float">
            <text:p>1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6]-[.C186])/SQRT(([.E186]-[.C186])*([.E186]-[.C186])+([.D186]-[.B186])*([.D186]-[.B186])))" office:value-type="float" office:value="-1.41255600234402" calcext:value-type="float">
            <text:p>-1.4125560023</text:p>
          </table:table-cell>
          <table:table-cell table:formula="of:=([.B186]+[.D186])/2-70*COS([.G186])" office:value-type="float" office:value="135.969346720355" calcext:value-type="float">
            <text:p>135.9693467204</text:p>
          </table:table-cell>
          <table:table-cell table:formula="of:=([.C186]+[.E186])/2+70*SIN([.G186])" office:value-type="float" office:value="-394.625427219108" calcext:value-type="float">
            <text:p>-394.6254272191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7]-[.C187])/SQRT(([.E187]-[.C187])*([.E187]-[.C187])+([.D187]-[.B187])*([.D187]-[.B187])))" office:value-type="float" office:value="-1.41419444981288" calcext:value-type="float">
            <text:p>-1.4141944498</text:p>
          </table:table-cell>
          <table:table-cell table:formula="of:=([.B187]+[.D187])/2-70*COS([.G187])" office:value-type="float" office:value="139.582619856889" calcext:value-type="float">
            <text:p>139.5826198569</text:p>
          </table:table-cell>
          <table:table-cell table:formula="of:=([.C187]+[.E187])/2+70*SIN([.G187])" office:value-type="float" office:value="-389.643407573035" calcext:value-type="float">
            <text:p>-389.64340757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1" calcext:value-type="float">
            <text:p>-331</text:p>
          </table:table-cell>
          <table:table-cell office:value-type="float" office:value="102" calcext:value-type="float">
            <text:p>1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8]-[.C188])/SQRT(([.E188]-[.C188])*([.E188]-[.C188])+([.D188]-[.B188])*([.D188]-[.B188])))" office:value-type="float" office:value="-1.42448103878987" calcext:value-type="float">
            <text:p>-1.4244810388</text:p>
          </table:table-cell>
          <table:table-cell table:formula="of:=([.B188]+[.D188])/2-70*COS([.G188])" office:value-type="float" office:value="139.294434728035" calcext:value-type="float">
            <text:p>139.294434728</text:p>
          </table:table-cell>
          <table:table-cell table:formula="of:=([.C188]+[.E188])/2+70*SIN([.G188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-325" calcext:value-type="float">
            <text:p>-325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9]-[.C189])/SQRT(([.E189]-[.C189])*([.E189]-[.C189])+([.D189]-[.B189])*([.D189]-[.B189])))" office:value-type="float" office:value="-1.42598382855596" calcext:value-type="float">
            <text:p>-1.4259838286</text:p>
          </table:table-cell>
          <table:table-cell table:formula="of:=([.B189]+[.D189])/2-70*COS([.G189])" office:value-type="float" office:value="146.898517484979" calcext:value-type="float">
            <text:p>146.898517485</text:p>
          </table:table-cell>
          <table:table-cell table:formula="of:=([.C189]+[.E189])/2+70*SIN([.G189])" office:value-type="float" office:value="-387.26730867443" calcext:value-type="float">
            <text:p>-387.2673086744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26" calcext:value-type="float">
            <text:p>-326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90]-[.C190])/SQRT(([.E190]-[.C190])*([.E190]-[.C190])+([.D190]-[.B190])*([.D190]-[.B190])))" office:value-type="float" office:value="-1.41419444981288" calcext:value-type="float">
            <text:p>-1.4141944498</text:p>
          </table:table-cell>
          <table:table-cell table:formula="of:=([.B190]+[.D190])/2-70*COS([.G190])" office:value-type="float" office:value="145.582619856889" calcext:value-type="float">
            <text:p>145.5826198569</text:p>
          </table:table-cell>
          <table:table-cell table:formula="of:=([.C190]+[.E190])/2+70*SIN([.G190])" office:value-type="float" office:value="-387.643407573035" calcext:value-type="float">
            <text:p>-387.643407573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30" calcext:value-type="float">
            <text:p>-330</text:p>
          </table:table-cell>
          <table:table-cell office:value-type="float" office:value="106" calcext:value-type="float">
            <text:p>106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91]-[.C191])/SQRT(([.E191]-[.C191])*([.E191]-[.C191])+([.D191]-[.B191])*([.D191]-[.B191])))" office:value-type="float" office:value="-1.41255600234402" calcext:value-type="float">
            <text:p>-1.4125560023</text:p>
          </table:table-cell>
          <table:table-cell table:formula="of:=([.B191]+[.D191])/2-70*COS([.G191])" office:value-type="float" office:value="141.969346720355" calcext:value-type="float">
            <text:p>141.9693467204</text:p>
          </table:table-cell>
          <table:table-cell table:formula="of:=([.C191]+[.E191])/2+70*SIN([.G191])" office:value-type="float" office:value="-391.625427219108" calcext:value-type="float">
            <text:p>-391.6254272191</text:p>
          </table:table-cell>
        </table:table-row>
        <table:table-row table:style-name="ro1">
          <table:table-cell table:number-columns-spanned="1" table:number-rows-spanned="20"/>
          <table:table-cell office:value-type="float" office:value="204" calcext:value-type="float">
            <text:p>204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2]-[.C192])/SQRT(([.E192]-[.C192])*([.E192]-[.C192])+([.D192]-[.B192])*([.D192]-[.B192])))" office:value-type="float" office:value="-1.43948088781181" calcext:value-type="float">
            <text:p>-1.4394808878</text:p>
          </table:table-cell>
          <table:table-cell table:formula="of:=([.B192]+[.D192])/2-70*COS([.G192])" office:value-type="float" office:value="141.834314152183" calcext:value-type="float">
            <text:p>141.8343141522</text:p>
          </table:table-cell>
          <table:table-cell table:formula="of:=([.C192]+[.E192])/2+70*SIN([.G192])" office:value-type="float" office:value="-393.397335704904" calcext:value-type="float">
            <text:p>-393.39733570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3]-[.C193])/SQRT(([.E193]-[.C193])*([.E193]-[.C193])+([.D193]-[.B193])*([.D193]-[.B193])))" office:value-type="float" office:value="-1.42598382855596" calcext:value-type="float">
            <text:p>-1.4259838286</text:p>
          </table:table-cell>
          <table:table-cell table:formula="of:=([.B193]+[.D193])/2-70*COS([.G193])" office:value-type="float" office:value="136.898517484979" calcext:value-type="float">
            <text:p>136.898517485</text:p>
          </table:table-cell>
          <table:table-cell table:formula="of:=([.C193]+[.E193])/2+70*SIN([.G193])" office:value-type="float" office:value="-393.26730867443" calcext:value-type="float">
            <text:p>-393.2673086744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4]-[.C194])/SQRT(([.E194]-[.C194])*([.E194]-[.C194])+([.D194]-[.B194])*([.D194]-[.B194])))" office:value-type="float" office:value="-1.43756957515452" calcext:value-type="float">
            <text:p>-1.4375695752</text:p>
          </table:table-cell>
          <table:table-cell table:formula="of:=([.B194]+[.D194])/2-70*COS([.G194])" office:value-type="float" office:value="143.201690968478" calcext:value-type="float">
            <text:p>143.2016909685</text:p>
          </table:table-cell>
          <table:table-cell table:formula="of:=([.C194]+[.E194])/2+70*SIN([.G194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5]-[.C195])/SQRT(([.E195]-[.C195])*([.E195]-[.C195])+([.D195]-[.B195])*([.D195]-[.B195])))" office:value-type="float" office:value="-1.40564764938027" calcext:value-type="float">
            <text:p>-1.4056476494</text:p>
          </table:table-cell>
          <table:table-cell table:formula="of:=([.B195]+[.D195])/2-70*COS([.G195])" office:value-type="float" office:value="134.492070888625" calcext:value-type="float">
            <text:p>134.4920708886</text:p>
          </table:table-cell>
          <table:table-cell table:formula="of:=([.C195]+[.E195])/2+70*SIN([.G195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2" calcext:value-type="float">
            <text:p>192</text:p>
          </table:table-cell>
          <table:table-cell office:value-type="float" office:value="-333" calcext:value-type="float">
            <text:p>-333</text:p>
          </table:table-cell>
          <table:table-cell office:value-type="float" office:value="96" calcext:value-type="float">
            <text:p>96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96]-[.C196])/SQRT(([.E196]-[.C196])*([.E196]-[.C196])+([.D196]-[.B196])*([.D196]-[.B196])))" office:value-type="float" office:value="-1.42598382855596" calcext:value-type="float">
            <text:p>-1.4259838286</text:p>
          </table:table-cell>
          <table:table-cell table:formula="of:=([.B196]+[.D196])/2-70*COS([.G196])" office:value-type="float" office:value="133.898517484979" calcext:value-type="float">
            <text:p>133.898517485</text:p>
          </table:table-cell>
          <table:table-cell table:formula="of:=([.C196]+[.E196])/2+70*SIN([.G196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2" calcext:value-type="float">
            <text:p>1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7]-[.C197])/SQRT(([.E197]-[.C197])*([.E197]-[.C197])+([.D197]-[.B197])*([.D197]-[.B197])))" office:value-type="float" office:value="-1.44644133224814" calcext:value-type="float">
            <text:p>-1.4464413322</text:p>
          </table:table-cell>
          <table:table-cell table:formula="of:=([.B197]+[.D197])/2-70*COS([.G197])" office:value-type="float" office:value="141.317568578755" calcext:value-type="float">
            <text:p>141.3175685788</text:p>
          </table:table-cell>
          <table:table-cell table:formula="of:=([.C197]+[.E197])/2+70*SIN([.G197])" office:value-type="float" office:value="-391.459451369957" calcext:value-type="float">
            <text:p>-391.45945137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8]-[.C198])/SQRT(([.E198]-[.C198])*([.E198]-[.C198])+([.D198]-[.B198])*([.D198]-[.B198])))" office:value-type="float" office:value="-1.42448103878987" calcext:value-type="float">
            <text:p>-1.4244810388</text:p>
          </table:table-cell>
          <table:table-cell table:formula="of:=([.B198]+[.D198])/2-70*COS([.G198])" office:value-type="float" office:value="136.294434728035" calcext:value-type="float">
            <text:p>136.294434728</text:p>
          </table:table-cell>
          <table:table-cell table:formula="of:=([.C198]+[.E198])/2+70*SIN([.G198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9]-[.C199])/SQRT(([.E199]-[.C199])*([.E199]-[.C199])+([.D199]-[.B199])*([.D199]-[.B199])))" office:value-type="float" office:value="-1.43619841263443" calcext:value-type="float">
            <text:p>-1.4361984126</text:p>
          </table:table-cell>
          <table:table-cell table:formula="of:=([.B199]+[.D199])/2-70*COS([.G199])" office:value-type="float" office:value="137.606568907877" calcext:value-type="float">
            <text:p>137.6065689079</text:p>
          </table:table-cell>
          <table:table-cell table:formula="of:=([.C199]+[.E199])/2+70*SIN([.G199])" office:value-type="float" office:value="-393.86687575722" calcext:value-type="float">
            <text:p>-393.8668757572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0" calcext:value-type="float">
            <text:p>-330</text:p>
          </table:table-cell>
          <table:table-cell office:value-type="float" office:value="97" calcext:value-type="float">
            <text:p>97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0]-[.C200])/SQRT(([.E200]-[.C200])*([.E200]-[.C200])+([.D200]-[.B200])*([.D200]-[.B200])))" office:value-type="float" office:value="-1.42598382855596" calcext:value-type="float">
            <text:p>-1.4259838286</text:p>
          </table:table-cell>
          <table:table-cell table:formula="of:=([.B200]+[.D200])/2-70*COS([.G200])" office:value-type="float" office:value="134.898517484979" calcext:value-type="float">
            <text:p>134.898517485</text:p>
          </table:table-cell>
          <table:table-cell table:formula="of:=([.C200]+[.E200])/2+70*SIN([.G200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1" calcext:value-type="float">
            <text:p>191</text:p>
          </table:table-cell>
          <table:table-cell office:value-type="float" office:value="-333" calcext:value-type="float">
            <text:p>-333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201]-[.C201])/SQRT(([.E201]-[.C201])*([.E201]-[.C201])+([.D201]-[.B201])*([.D201]-[.B201])))" office:value-type="float" office:value="-1.42598382855596" calcext:value-type="float">
            <text:p>-1.4259838286</text:p>
          </table:table-cell>
          <table:table-cell table:formula="of:=([.B201]+[.D201])/2-70*COS([.G201])" office:value-type="float" office:value="132.898517484979" calcext:value-type="float">
            <text:p>132.898517485</text:p>
          </table:table-cell>
          <table:table-cell table:formula="of:=([.C201]+[.E201])/2+70*SIN([.G201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202" calcext:value-type="float">
            <text:p>202</text:p>
          </table:table-cell>
          <table:table-cell office:value-type="float" office:value="-326" calcext:value-type="float">
            <text:p>-326</text:p>
          </table:table-cell>
          <table:table-cell office:value-type="float" office:value="105" calcext:value-type="float">
            <text:p>105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2]-[.C202])/SQRT(([.E202]-[.C202])*([.E202]-[.C202])+([.D202]-[.B202])*([.D202]-[.B202])))" office:value-type="float" office:value="-1.43756957515452" calcext:value-type="float">
            <text:p>-1.4375695752</text:p>
          </table:table-cell>
          <table:table-cell table:formula="of:=([.B202]+[.D202])/2-70*COS([.G202])" office:value-type="float" office:value="144.201690968478" calcext:value-type="float">
            <text:p>144.2016909685</text:p>
          </table:table-cell>
          <table:table-cell table:formula="of:=([.C202]+[.E202])/2+70*SIN([.G202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3]-[.C203])/SQRT(([.E203]-[.C203])*([.E203]-[.C203])+([.D203]-[.B203])*([.D203]-[.B203])))" office:value-type="float" office:value="-1.42598382855596" calcext:value-type="float">
            <text:p>-1.4259838286</text:p>
          </table:table-cell>
          <table:table-cell table:formula="of:=([.B203]+[.D203])/2-70*COS([.G203])" office:value-type="float" office:value="136.898517484979" calcext:value-type="float">
            <text:p>136.898517485</text:p>
          </table:table-cell>
          <table:table-cell table:formula="of:=([.C203]+[.E203])/2+70*SIN([.G203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9" calcext:value-type="float">
            <text:p>-339</text:p>
          </table:table-cell>
          <table:table-cell office:value-type="float" office:value="98" calcext:value-type="float">
            <text:p>9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-ACOS(([.E204]-[.C204])/SQRT(([.E204]-[.C204])*([.E204]-[.C204])+([.D204]-[.B204])*([.D204]-[.B204])))" office:value-type="float" office:value="-0.144033803488995" calcext:value-type="float">
            <text:p>-0.1440338035</text:p>
          </table:table-cell>
          <table:table-cell table:formula="of:=([.B204]+[.D204])/2-70*COS([.G204])" office:value-type="float" office:value="76.2248463556167" calcext:value-type="float">
            <text:p>76.2248463556</text:p>
          </table:table-cell>
          <table:table-cell table:formula="of:=([.C204]+[.E204])/2+70*SIN([.G204])" office:value-type="float" office:value="-21.5475413682693" calcext:value-type="float">
            <text:p>-21.5475413683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5]-[.C205])/SQRT(([.E205]-[.C205])*([.E205]-[.C205])+([.D205]-[.B205])*([.D205]-[.B205])))" office:value-type="float" office:value="-1.44644133224814" calcext:value-type="float">
            <text:p>-1.4464413322</text:p>
          </table:table-cell>
          <table:table-cell table:formula="of:=([.B205]+[.D205])/2-70*COS([.G205])" office:value-type="float" office:value="141.317568578755" calcext:value-type="float">
            <text:p>141.3175685788</text:p>
          </table:table-cell>
          <table:table-cell table:formula="of:=([.C205]+[.E205])/2+70*SIN([.G205])" office:value-type="float" office:value="-390.459451369957" calcext:value-type="float">
            <text:p>-390.45945137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26" calcext:value-type="float">
            <text:p>-326</text:p>
          </table:table-cell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6]-[.C206])/SQRT(([.E206]-[.C206])*([.E206]-[.C206])+([.D206]-[.B206])*([.D206]-[.B206])))" office:value-type="float" office:value="-1.43479890875751" calcext:value-type="float">
            <text:p>-1.4347989088</text:p>
          </table:table-cell>
          <table:table-cell table:formula="of:=([.B206]+[.D206])/2-70*COS([.G206])" office:value-type="float" office:value="140.009498927052" calcext:value-type="float">
            <text:p>140.0094989271</text:p>
          </table:table-cell>
          <table:table-cell table:formula="of:=([.C206]+[.E206])/2+70*SIN([.G206])" office:value-type="float" office:value="-388.853661686925" calcext:value-type="float">
            <text:p>-388.8536616869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7]-[.C207])/SQRT(([.E207]-[.C207])*([.E207]-[.C207])+([.D207]-[.B207])*([.D207]-[.B207])))" office:value-type="float" office:value="-1.45552020082394" calcext:value-type="float">
            <text:p>-1.4555202008</text:p>
          </table:table-cell>
          <table:table-cell table:formula="of:=([.B207]+[.D207])/2-70*COS([.G207])" office:value-type="float" office:value="143.448530971945" calcext:value-type="float">
            <text:p>143.4485309719</text:p>
          </table:table-cell>
          <table:table-cell table:formula="of:=([.C207]+[.E207])/2+70*SIN([.G207])" office:value-type="float" office:value="-390.035414333203" calcext:value-type="float">
            <text:p>-390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8]-[.C208])/SQRT(([.E208]-[.C208])*([.E208]-[.C208])+([.D208]-[.B208])*([.D208]-[.B208])))" office:value-type="float" office:value="-1.45552020082394" calcext:value-type="float">
            <text:p>-1.4555202008</text:p>
          </table:table-cell>
          <table:table-cell table:formula="of:=([.B208]+[.D208])/2-70*COS([.G208])" office:value-type="float" office:value="142.448530971945" calcext:value-type="float">
            <text:p>142.4485309719</text:p>
          </table:table-cell>
          <table:table-cell table:formula="of:=([.C208]+[.E208])/2+70*SIN([.G208])" office:value-type="float" office:value="-391.035414333203" calcext:value-type="float">
            <text:p>-391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0" calcext:value-type="float">
            <text:p>100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9]-[.C209])/SQRT(([.E209]-[.C209])*([.E209]-[.C209])+([.D209]-[.B209])*([.D209]-[.B209])))" office:value-type="float" office:value="-1.43891324359652" calcext:value-type="float">
            <text:p>-1.4389132436</text:p>
          </table:table-cell>
          <table:table-cell table:formula="of:=([.B209]+[.D209])/2-70*COS([.G209])" office:value-type="float" office:value="139.794922634812" calcext:value-type="float">
            <text:p>139.7949226348</text:p>
          </table:table-cell>
          <table:table-cell table:formula="of:=([.C209]+[.E209])/2+70*SIN([.G209])" office:value-type="float" office:value="-390.89212167603" calcext:value-type="float">
            <text:p>-390.892121676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210]-[.C210])/SQRT(([.E210]-[.C210])*([.E210]-[.C210])+([.D210]-[.B210])*([.D210]-[.B210])))" office:value-type="float" office:value="-1.45136740077656" calcext:value-type="float">
            <text:p>-1.4513674008</text:p>
          </table:table-cell>
          <table:table-cell table:formula="of:=([.B210]+[.D210])/2-70*COS([.G210])" office:value-type="float" office:value="140.65983455671" calcext:value-type="float">
            <text:p>140.6598345567</text:p>
          </table:table-cell>
          <table:table-cell table:formula="of:=([.C210]+[.E210])/2+70*SIN([.G210])" office:value-type="float" office:value="-393.501378694085" calcext:value-type="float">
            <text:p>-393.5013786941</text:p>
          </table:table-cell>
        </table:table-row>
        <table:table-row table:style-name="ro1"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0:28:31.524007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11T13:50:18.696385284</dc:date>
    <meta:editing-duration>PT9H13M19S</meta:editing-duration>
    <meta:editing-cycles>86</meta:editing-cycles>
    <meta:generator>LibreOffice/5.0.6.2$Linux_X86_64 LibreOffice_project/00$Build-2</meta:generator>
    <meta:print-date>2016-10-09T23:50:28.388716454</meta:print-date>
    <meta:document-statistic meta:table-count="1" meta:cell-count="1441" meta:object-count="0"/>
  </office:meta>
</office:document-meta>
</file>